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-apple-system" svg:font-family="-apple-system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space" svg:font-family="Monospace"/>
  </office:font-face-decls>
  <office:automatic-styles>
    <style:style style:name="co1" style:family="table-column">
      <style:table-column-properties fo:break-before="auto" style:column-width="5.5681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2.9516in"/>
    </style:style>
    <style:style style:name="co4" style:family="table-column">
      <style:table-column-properties fo:break-before="auto" style:column-width="1.0319in"/>
    </style:style>
    <style:style style:name="co5" style:family="table-column">
      <style:table-column-properties fo:break-before="auto" style:column-width="6.1063in"/>
    </style:style>
    <style:style style:name="co6" style:family="table-column">
      <style:table-column-properties fo:break-before="auto" style:column-width="4.2252in"/>
    </style:style>
    <style:style style:name="co7" style:family="table-column">
      <style:table-column-properties fo:break-before="auto" style:column-width="6.8484in"/>
    </style:style>
    <style:style style:name="co8" style:family="table-column">
      <style:table-column-properties fo:break-before="auto" style:column-width="2.9228in"/>
    </style:style>
    <style:style style:name="co9" style:family="table-column">
      <style:table-column-properties fo:break-before="auto" style:column-width="3.702in"/>
    </style:style>
    <style:style style:name="co10" style:family="table-column">
      <style:table-column-properties fo:break-before="auto" style:column-width="8.1409in"/>
    </style:style>
    <style:style style:name="co11" style:family="table-column">
      <style:table-column-properties fo:break-before="auto" style:column-width="4.3598in"/>
    </style:style>
    <style:style style:name="co12" style:family="table-column">
      <style:table-column-properties fo:break-before="auto" style:column-width="8.1508in"/>
    </style:style>
    <style:style style:name="co13" style:family="table-column">
      <style:table-column-properties fo:break-before="auto" style:column-width="5.3244in"/>
    </style:style>
    <style:style style:name="co14" style:family="table-column">
      <style:table-column-properties fo:break-before="auto" style:column-width="0.2898in"/>
    </style:style>
    <style:style style:name="co15" style:family="table-column">
      <style:table-column-properties fo:break-before="auto" style:column-width="6.3756in"/>
    </style:style>
    <style:style style:name="co16" style:family="table-column">
      <style:table-column-properties fo:break-before="auto" style:column-width="0.4154in"/>
    </style:style>
    <style:style style:name="co17" style:family="table-column">
      <style:table-column-properties fo:break-before="auto" style:column-width="4.4661in"/>
    </style:style>
    <style:style style:name="co18" style:family="table-column">
      <style:table-column-properties fo:break-before="auto" style:column-width="10.9957in"/>
    </style:style>
    <style:style style:name="co19" style:family="table-column">
      <style:table-column-properties fo:break-before="auto" style:column-width="0.511in"/>
    </style:style>
    <style:style style:name="co20" style:family="table-column">
      <style:table-column-properties fo:break-before="auto" style:column-width="7.2252in"/>
    </style:style>
    <style:style style:name="co21" style:family="table-column">
      <style:table-column-properties fo:break-before="auto" style:column-width="0.9839in"/>
    </style:style>
    <style:style style:name="co22" style:family="table-column">
      <style:table-column-properties fo:break-before="auto" style:column-width="1.1098in"/>
    </style:style>
    <style:style style:name="co23" style:family="table-column">
      <style:table-column-properties fo:break-before="auto" style:column-width="7.6689in"/>
    </style:style>
    <style:style style:name="co24" style:family="table-column">
      <style:table-column-properties fo:break-before="auto" style:column-width="3.8965in"/>
    </style:style>
    <style:style style:name="co25" style:family="table-column">
      <style:table-column-properties fo:break-before="auto" style:column-width="8.3917in"/>
    </style:style>
    <style:style style:name="co26" style:family="table-column">
      <style:table-column-properties fo:break-before="auto" style:column-width="5.6138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Users">
      <style:table-properties table:display="true" style:writing-mode="lr-tb"/>
    </style:style>
    <style:style style:name="ta2" style:family="table" style:master-page-name="PageStyle_5f_Accounts">
      <style:table-properties table:display="true" style:writing-mode="lr-tb"/>
    </style:style>
    <style:style style:name="ta3" style:family="table" style:master-page-name="PageStyle_5f_Product_20_list_20_">
      <style:table-properties table:display="true" style:writing-mode="lr-tb"/>
    </style:style>
    <style:style style:name="ta4" style:family="table" style:master-page-name="PageStyle_5f_Google_20_sitemaps">
      <style:table-properties table:display="true" style:writing-mode="lr-tb"/>
    </style:style>
    <style:style style:name="ta5" style:family="table" style:master-page-name="PageStyle_5f_Datafeeds">
      <style:table-properties table:display="true" style:writing-mode="lr-tb"/>
    </style:style>
    <style:style style:name="ta6" style:family="table" style:master-page-name="PageStyle_5f_Product_20_export_26_page">
      <style:table-properties table:display="true" style:writing-mode="lr-tb"/>
    </style:style>
    <style:style style:name="ta7" style:family="table" style:master-page-name="PageStyle_5f_Динамічні_20_черги">
      <style:table-properties table:display="true" style:writing-mode="lr-tb"/>
    </style:style>
    <style:style style:name="ta8" style:family="table" style:master-page-name="PageStyle_5f_Dashboard_20__20_Domain_20_Summary_20_">
      <style:table-properties table:display="true" style:writing-mode="lr-tb"/>
    </style:style>
    <style:style style:name="ta9" style:family="table" style:master-page-name="PageStyle_5f_Рекомендації_20_">
      <style:table-properties table:display="true" style:writing-mode="lr-tb"/>
    </style:style>
    <style:style style:name="ta10" style:family="table" style:master-page-name="PageStyle_5f_Стратегії_20_">
      <style:table-properties table:display="true" style:writing-mode="lr-tb"/>
    </style:style>
    <style:style style:name="ta11" style:family="table" style:master-page-name="PageStyle_5f_Dynamic_20_tags_20_">
      <style:table-properties table:display="true" style:writing-mode="lr-tb"/>
    </style:style>
    <style:style style:name="ta12" style:family="table" style:master-page-name="PageStyle_5f_Status_20_report_20_">
      <style:table-properties table:display="true" style:writing-mode="lr-tb"/>
    </style:style>
    <style:style style:name="ta13" style:family="table" style:master-page-name="PageStyle_5f_Deleted_20_matches">
      <style:table-properties table:display="true" style:writing-mode="lr-tb"/>
    </style:style>
    <style:style style:name="ta14" style:family="table" style:master-page-name="PageStyle_5f_Cron_20_Jobs">
      <style:table-properties table:display="true" style:writing-mode="lr-tb"/>
    </style:style>
    <style:style style:name="ta15" style:family="table" style:master-page-name="PageStyle_5f_Competitor_20_statistics">
      <style:table-properties table:display="true" style:writing-mode="lr-tb"/>
    </style:style>
    <style:style style:name="ta16" style:family="table" style:master-page-name="PageStyle_5f_Адмін_20_сторінки_20_">
      <style:table-properties table:display="true" style:writing-mode="lr-tb"/>
    </style:style>
    <style:style style:name="ta17" style:family="table" style:master-page-name="PageStyle_5f_Sitemaps_20_and_20_webshops">
      <style:table-properties table:display="true" style:writing-mode="lr-tb"/>
    </style:style>
    <style:style style:name="ta18" style:family="table" style:master-page-name="PageStyle_5f_Crytical_20_path_20_">
      <style:table-properties table:display="true" style:writing-mode="lr-tb"/>
    </style:style>
    <style:style style:name="ta19" style:family="table" style:master-page-name="PageStyle_5f_Amazon_20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f1f1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f1f1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f1f1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2425f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e5e5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e5e5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44444" style:text-outline="false" style:text-line-through-style="none" style:text-line-through-type="none" style:font-name="Monospac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-apple-system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8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fo:color="#ff0000"/>
    </style:style>
    <style:style style:name="T7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Проверка </text:p>
          </table:table-cell>
          <table:table-cell table:style-name="ce1" office:value-type="string" calcext:value-type="string">
            <text:p>База 1 </text:p>
          </table:table-cell>
          <table:table-cell table:style-name="ce1" office:value-type="string" calcext:value-type="string">
            <text:p>База 2</text:p>
          </table:table-cell>
          <table:table-cell table:style-name="ce1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Создать Юзера- и проверить дефолтное состояние во всех базах. 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3"/>
          <table:table-cell table:style-name="ce7" office:value-type="string" calcext:value-type="string">
            <text:p>passed</text:p>
          </table:table-cell>
          <table:table-cell/>
          <table:table-cell table:style-name="ce10" office:value-type="string" calcext:value-type="string">
            <text:p>Информация о юзере хранится во всех базах, изменение касаюшиещё Юзеров должно быть одинаково для каждой базы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Создать РА- и проверить дефолтное состояние во всех базах. <text:s/>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3"/>
          <table:table-cell table:style-name="ce8" office:value-type="string" calcext:value-type="string">
            <text:p>fail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Создать Админа и проверить дефолтное состояние во всех базах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3"/>
          <table:table-cell table:style-name="ce9" office:value-type="string" calcext:value-type="string">
            <text:p>skipp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Создать ЮзерОнлиРидер и проверить дефолтное состояние во всех базах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- дефолтный аккаунт для Юзера и Админ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Выбрать дефолтный аккаунт для Юзера и Админ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Юзера - панель User Setup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ЮзерОнлиРидер - панель User Setup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Админа страница Settings (User setup, Account and user Information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8"/>
          <table:table-cell table:style-name="ce11"/>
          <table:table-cell table:number-columns-repeated="1011"/>
        </table:table-row>
        <table:table-row table:style-name="ro1">
          <table:table-cell table:style-name="ce1" office:value-type="string" calcext:value-type="string">
            <text:p>Редактирование РА страница Settings (User setup, Account and user Information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Юзера страница Users - 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ЮзерОнлиРидер <text:s/>страница Users 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Админа страница Users - 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РА страница Users - 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Юзера страница Users - Р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ЮзерОнлиРидер <text:s/>страница Users - Р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Админа страница Users - Р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РА страница Users - РА (Пользователь в которого ты залогинился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Редактирование РА страница Users - РА (Пользователь в которого ты не залогинился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style-name="ce6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Редактировать Юзера в панели User Setup <text:s/>когда ты свичнулся в него через админ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Редактировать Юзера в панели User Setup <text:s/>когда ты свичнулся в него через Р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Редактировать Юзера на страница Users <text:s/>когда ты свичнулся в него через админ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Редактировать Юзера на страница Users <text:s/>когда ты свичнулся в него через Р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Сброс пароля для юзера - проверить что меняется в каждой базе.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Удаление юзера (с любой ролью) - Админом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Удаление юзера (с любой ролью) - Р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Востановление юзера (с любой ролью) -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Востановление юзера (с любой ролью) -Р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Сменна роли пользователя -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Сменна роли пользователя -РА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 table:number-rows-repeated="10">
          <table:table-cell table:style-name="ce6" table:number-columns-repeated="4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ounts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Проверка </text:p>
          </table:table-cell>
          <table:table-cell table:style-name="ce1" office:value-type="string" calcext:value-type="string">
            <text:p>База 1 </text:p>
          </table:table-cell>
          <table:table-cell table:style-name="ce1" office:value-type="string" calcext:value-type="string">
            <text:p>База 2</text:p>
          </table:table-cell>
          <table:table-cell table:style-name="ce1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Создания аккаунта - Админ (проверить дефолтное состояние аккаунта в базе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2"/>
          <table:table-cell table:style-name="ce13" office:value-type="string" calcext:value-type="string">
            <text:p>Аккаунт создаётся в базе у которой указанный приоритет по выше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Создания аккаунта - РА(проверить связку аккаунта с пользователем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аккаунта на странице Accounts - РА (со связкой аккаунт-юзер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2"/>
          <table:table-cell table:style-name="ce7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Редактирование аккаунта на странице Accounts - РА (без связки аккаунт-юзер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2"/>
          <table:table-cell table:style-name="ce8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Редактирование аккаунта на странице Accounts - Админ 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2"/>
          <table:table-cell table:style-name="ce9" office:value-type="string" calcext:value-type="string">
            <text:p>skipped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Изменить статус аккаунта (Accounts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2"/>
          <table:table-cell table:style-name="ce13" office:value-type="string" calcext:value-type="string">
            <text:p>Проверить завтра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Изменить статус аккаунта по крону (Accounts)</text:p>
          </table:table-cell>
          <table:table-cell table:number-columns-repeated="3" table:style-name="ce9" office:value-type="string" calcext:value-type="string">
            <text:p>skipp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акканта страница Settings (Все блоки) <text:s/>- РА (со связки аккаунт-юзер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акканта страница Settings (Все блоки) <text:s/>- РА (без связки аккаунт-юзер)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акканта страница Settings - Юзер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акканта страница Settings - ЮзерОнлиРидер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Аккаунта - Админом который свитчнулся в юзера страница Settings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Редактирование акканта страница Settings (Блок Account Setup) - 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Редактирование акканта страница Settings (Блоки Domain Summary and Dynamic Tag Settings )- 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Редактирование акканта страница Settings (Блок Main Options) - 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Редактирование акканта страница Settings (Блок Api Options) - 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Редактирование акканта страница Settings (Блок Google Shopping and Amazon Settings) - Админ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 table:number-rows-repeated="12">
          <table:table-cell table:style-name="ce6" table:number-columns-repeated="4"/>
          <table:table-cell table:number-columns-repeated="1020"/>
        </table:table-row>
        <table:table-row table:style-name="ro1" table:number-rows-repeated="968">
          <table:table-cell table:style-name="ce6"/>
          <table:table-cell table:number-columns-repeated="102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 list " table:style-name="ta3"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21" office:value-type="string" calcext:value-type="string">
            <text:p>Взяти акаунти, в яких є продукти з однаковим ID</text:p>
          </table:table-cell>
          <table:table-cell table:style-name="ce13" table:number-columns-repeated="2"/>
          <table:table-cell table:style-name="ce29"/>
          <table:table-cell table:style-name="ce13"/>
          <table:table-cell/>
          <table:table-cell table:style-name="ce13" table:number-columns-repeated="18"/>
          <table:table-cell table:number-columns-repeated="999"/>
        </table:table-row>
        <table:table-row table:style-name="ro1">
          <table:table-cell/>
          <table:table-cell table:style-name="ce13" office:value-type="string" calcext:value-type="string">
            <text:p>Всі опції, що доступні для юзера - перевіряти як юзер, інші - як адмін.</text:p>
          </table:table-cell>
          <table:table-cell/>
          <table:table-cell table:style-name="ce13"/>
          <table:table-cell table:style-name="ce29"/>
          <table:table-cell table:style-name="ce13"/>
          <table:table-cell/>
          <table:table-cell table:style-name="ce13" table:number-columns-repeated="18"/>
          <table:table-cell table:number-columns-repeated="999"/>
        </table:table-row>
        <table:table-row table:style-name="ro1">
          <table:table-cell table:style-name="ce14"/>
          <table:table-cell table:style-name="ce22" office:value-type="string" calcext:value-type="string">
            <text:p>Дія</text:p>
          </table:table-cell>
          <table:table-cell table:style-name="ce26" office:value-type="string" calcext:value-type="string">
            <text:p>База 1</text:p>
          </table:table-cell>
          <table:table-cell table:style-name="ce26" office:value-type="string" calcext:value-type="string">
            <text:p>База 2</text:p>
          </table:table-cell>
          <table:table-cell table:style-name="ce26" office:value-type="string" calcext:value-type="string">
            <text:p>Master</text:p>
          </table:table-cell>
          <table:table-cell table:style-name="ce13"/>
          <table:table-cell table:style-name="ce27" office:value-type="string" calcext:value-type="string">
            <text:p>passed</text:p>
          </table:table-cell>
          <table:table-cell/>
          <table:table-cell table:style-name="ce13" table:number-columns-repeated="17"/>
          <table:table-cell table:number-columns-repeated="999"/>
        </table:table-row>
        <table:table-row table:style-name="ro1">
          <table:table-cell table:style-name="ce15" office:value-type="string" calcext:value-type="string" table:number-columns-spanned="5" table:number-rows-spanned="1">
            <text:p>Product list or Product info</text:p>
          </table:table-cell>
          <table:covered-table-cell table:number-columns-repeated="3" table:style-name="ce23"/>
          <table:covered-table-cell table:style-name="ce30"/>
          <table:table-cell table:style-name="ce13"/>
          <table:table-cell table:style-name="ce31" office:value-type="string" calcext:value-type="string">
            <text:p>failed</text:p>
          </table:table-cell>
          <table:table-cell/>
          <table:table-cell table:style-name="ce13" table:number-columns-repeated="17"/>
          <table:table-cell table:number-columns-repeated="999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Установить мануальную цену товару. Проверить, что цена установилась товару в нужной баз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/>
          <table:table-cell table:style-name="ce28" office:value-type="string" calcext:value-type="string">
            <text:p>skipped</text:p>
          </table:table-cell>
          <table:table-cell/>
          <table:table-cell table:style-name="ce13" table:number-columns-repeated="17"/>
          <table:table-cell table:number-columns-repeated="999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Установить мануальную цену товару с временем начала - завтра. Проверить, что цена установилась товару в нужной баз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/>
          <table:table-cell/>
          <table:table-cell table:style-name="ce13" table:number-columns-repeated="18"/>
          <table:table-cell table:number-columns-repeated="999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Добавить товар в избранные. Проверить, что в избранные добавился нужный товар 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Удалить товар с избранных. Проверить, что товар удален с избранных в нужной базе. Айди этого товара есть в другой баз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Добавить мануальный матч к продукту. Проверить, что матч добавился к товару в нужной базе. Айди этого товара есть в другой баз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7" office:value-type="string" calcext:value-type="string" table:number-columns-spanned="5" table:number-rows-spanned="1">
            <text:p>Product list </text:p>
          </table:table-cell>
          <table:covered-table-cell table:number-columns-repeated="3" table:style-name="ce23"/>
          <table:covered-table-cell table:style-name="ce30"/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24" office:value-type="string" calcext:value-type="string">
            <text:p>Обновить конкурента с помощью Update data. Проверить, что конкуренты обновились в нужной базе. Айди конкурента есть в обеих базах</text:p>
          </table:table-cell>
          <table:table-cell table:number-columns-repeated="2" table:style-name="ce28" office:value-type="string" calcext:value-type="string">
            <text:p>skipped</text:p>
          </table:table-cell>
          <table:table-cell table:style-name="ce26" office:value-type="string" calcext:value-type="string">
            <text:p>-</text:p>
          </table:table-cell>
          <table:table-cell table:style-name="ce13" office:value-type="string" calcext:value-type="string">
            <text:p>в базах не знайдено однакових ID конкурентів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Обновить товар в фиде и запустить обновления фида. Проверить, что обновился товар в нужной базе и что на кнопке указан лог обновления(кнопка обновления фида на продукт лист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Обновить конкурента с помощью Update domain data. Проверить, что конкуренты обновились 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Установить налог домена с помощью <text:s/>Set VAT rules for domain. Проверить, что налог установился для домена в нужной базе и что цена пересчиталась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Отправить и проверить что работает REPORT WRONG DATA. Убедиться, что репорт пришел в канал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Удалить матч с помощью опции DELETE MATCH с бокового меню конкурента. Убедиться что матч попал в дисмисс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Добавить домен в блеклист с помощью бокового меню конкурента - опция BLACKLIST DOMAIN. Убедиться что домен попал в блекликст как в PS так и в парсер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Изменить количество с помощью опции Change QTY. Проверить, что <text:s/>количество и цена конкурента изменилась (стала меньше в x раз) <text:s/>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Проверить delivery price конкурента по правилу: гугл - правило - мануал. Проверить, что изменения применяются к конкуренту 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Проверить работу поискa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Проверить работу Exact match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Проверить создание шаблона в фильтрах. Убедиться, что шаблон создался 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Проверить редактирование шаблона в фильтрах. Убедиться, что шаблон обновлен 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Проверить удаления шаблона в фильтрах. Убедиться, что шаблон удален с нужной базы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Проверить, что сущности в фильтрах выводятся с нужной базы (шаблоны, домены, бренды, продукт типы, стратегии, ДТ, теги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8" office:value-type="string" calcext:value-type="string" table:number-columns-spanned="5" table:number-rows-spanned="1">
            <text:p><text:s/>Product info</text:p>
          </table:table-cell>
          <table:covered-table-cell table:number-columns-repeated="3" table:style-name="ce23"/>
          <table:covered-table-cell table:style-name="ce30"/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Изменить количество собвественного продукта. Проверить, что количество изменилось в базе и обратить внимание что цены конкурентов пропорционально увеличелись в Х раз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Изменить количество собственного продукта и конкурентов одновременно. Проверить изменения в базе и обратить внимание, что цены также отображаются в соотвествии с новым QTY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Изменить GTIN товара. Проверить, что в нужной базе у данного продукта разорвались все матчи (кроме мануальных) в нужной баз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Изменить Cost price, Shipping price, VAT. Проверить наличие записи в табл. `product_manual_fields` і то что атрибут изменились <text:s/>в `products` таблице в нужной базе. Айди продукта есть в обеих базах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Выгрузить историю цен. Проверить, что выгрузился нужный продукт с нужными конкурентами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Удалить матч. Убедиться, что матч попал в дисмисс в нужной баз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Добавить матч с рекомендаций. Убедиться, что создалась связка матч 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9" office:value-type="string" calcext:value-type="string" table:number-columns-spanned="5" table:number-rows-spanned="1">
            <text:p><text:s/>SELECT ACTION</text:p>
          </table:table-cell>
          <table:covered-table-cell table:number-columns-repeated="3" table:style-name="ce23"/>
          <table:covered-table-cell table:style-name="ce30"/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Создать тег. Проверить, что тег создался в нужной баз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Прикрепить тег к продукту. Проверить, что тег прикреплен к товару в нужной баз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Существует тег с одинаковым ID. Отредактировать имя тега. Проверить, что обновлен тег в нужной базе.</text:p>
          </table:table-cell>
          <table:table-cell table:number-columns-repeated="2" table:style-name="ce28" office:value-type="string" calcext:value-type="string">
            <text:p>skipp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Существует тег с одинаковым ID. Удалить тег. Проверить, что удален тег в нужной базе.</text:p>
          </table:table-cell>
          <table:table-cell table:number-columns-repeated="2" table:style-name="ce28" office:value-type="string" calcext:value-type="string">
            <text:p>skipped</text:p>
          </table:table-cell>
          <table:table-cell table:style-name="ce26" office:value-type="string" calcext:value-type="string">
            <text:p>-</text:p>
          </table:table-cell>
          <table:table-cell table:style-name="ce13" office:value-type="string" calcext:value-type="string">
            <text:p>в базах не знайдено однакових ID тегов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Прикрепить стратегию к продукту. Проверить, что стратегия прикреплена к товару в нужной баз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Открепить стратегию от продукта. Проверить, что стратегия откреплена от товара в нужной баз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Добавить товар на Product scraper страницу. <text:s/>Проверить, что продукт добавлен на страницу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Удалить товар с Product scraper страницы. <text:s/>Проверить, что продукт удален с страницы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Змінити SHIPPING PRICE у продукту. Перевірити наявність запису в табл. `product_manual_fields` і встановленого SHIPPING PRICE у `products` таблиці в потрібній базі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Видалити матчі у продукта. Перевірити, що видалились матчі продукта в потрібній базі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Вигрузити історію цін. Перевірити, що вивантажились продукти з віподовідної бази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Вигрузити експорт. Перевірити, що вивантажились продукти з віподовідної бази.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У продукта є мануальний Cost price. Cкинути поле за допомогою Reset manual fields. Перевірити відсутність запису в табл. `product_manual_fields` і COST PRICE у `products` таблиці в потрібній базі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У продукта є мануальний VAT . Cкинути поле за допомогою Reset manual fields. Перевірити відсутність запису в табл. `product_manual_fields` і VAT <text:s/>у `products` (зміна на дефолтне) таблиці в потрібній базі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У продукта є мануальний SHIPPING PRICE. Cкинути поле за допомогою Reset manual fields. Перевірити відсутність запису в табл. `product_manual_fields` і SHIPPING PRICE у `products` таблиці в потрібній базі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У продукта є мануальний Quantity. Cкинути поле за допомогою Reset manual fields. Перевірити відсутність запису в табл. `product_manual_fields` і Quantity (на дефолтне 1) у `products` таблиці в потрібній базі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У продукта є мануальна ціна. Cкинути поле за допомогою Reset manual fields. Перевірити відсутність запису в табл. `product_manual_prices` і new price (на NULL або на ціну стратегії, якщо вона прикріплена до товару) у `products` таблиці в потрібній базіі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Отправить продукт в GoogleSERP. Убедиться, что создался вебшоп и gtin попал в таблицу google_serp_gtins - <text:s/>"Select * from google_serp_gtins where product_id = product_id" в нужной базе. Также проверить что нужные конкуренты отображаются в рекомендациях с нужной базы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24" office:value-type="string" calcext:value-type="string">
            <text:p>Удалить продукт с GoogleSERP. Убедиться gtin нету в таблице google_serp_gtins - <text:s/>"Select * from google_serp_gtins where product_id = product_id" 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Отправить продукты на перепарсинг с помощью RE-SCRAPE GTINS. Убедиться, что прошел проход и жетины перепаршены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<text:span text:style-name="T1">Отправить </text:span><text:span text:style-name="T2">сгруппированные </text:span><text:span text:style-name="T3">продукты на перепарсинг с помощью RE-SCRAPE GTINS.  Убедиться, что прошел проход и жетины перепаршены.</text:span>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Удалить матчи продукта с помощью HARD DELETE COMPETITORS. Убедиться, что конкуренты жестко удалились в нужной из баз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25" office:value-type="string" calcext:value-type="string">
            <text:p><text:a xlink:href="https://web.priceshape.dk/gtin-report" xlink:type="simple">Отправить продукты на перепарсинг с помощью RE-SCRAPE FIRST LINKS. Убедиться, что в нужной базе все конкуренты и матчи для данных продуктов жестко удалились и выбранные GTIN появились на странице https://web-stage.priceshape.dk/gtin-report</text:a>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5" office:value-type="string" calcext:value-type="string">
            <text:p><text:a xlink:href="https://web.priceshape.dk/gtin-report" xlink:type="simple">Отправить продукты на перепарсинг с помощью RE-SCRAPE FIRST LINKS. Убедиться, что в нужной базе все конкуренты и матчи для данных продуктов жестко удалились и выбранные GTIN появились на странице https://web-stage.priceshape.dk/gtin-report</text:a>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table:number-columns-repeated="20"/>
          <table:table-cell table:number-columns-repeated="999"/>
        </table:table-row>
        <table:table-row table:style-name="ro1" table:number-rows-repeated="937">
          <table:table-cell table:style-name="ce13" table:number-columns-repeated="4"/>
          <table:table-cell table:style-name="ce29"/>
          <table:table-cell table:style-name="ce13" table:number-columns-repeated="20"/>
          <table:table-cell table:number-columns-repeated="999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ogle sitemaps" table:style-name="ta4">
        <office:forms form:automatic-focus="false" form:apply-design-mode="false"/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32" office:value-type="string" calcext:value-type="string" table:number-columns-spanned="4" table:number-rows-spanned="1">
            <text:p>User activities</text:p>
          </table:table-cell>
          <table:covered-table-cell table:number-columns-repeated="2" table:style-name="ce35"/>
          <table:covered-table-cell table:style-name="ce37"/>
          <table:table-cell table:number-columns-repeated="1020"/>
        </table:table-row>
        <table:table-row table:style-name="ro1">
          <table:table-cell table:style-name="ce33" office:value-type="string" calcext:value-type="string">
            <text:p>Дія</text:p>
          </table:table-cell>
          <table:table-cell table:style-name="ce36" office:value-type="string" calcext:value-type="string">
            <text:p>База 1</text:p>
          </table:table-cell>
          <table:table-cell table:style-name="ce36" office:value-type="string" calcext:value-type="string">
            <text:p>База 2</text:p>
          </table:table-cell>
          <table:table-cell table:style-name="ce36" office:value-type="string" calcext:value-type="string">
            <text:p>Master</text:p>
          </table:table-cell>
          <table:table-cell table:number-columns-repeated="2"/>
          <table:table-cell table:style-name="ce7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>
            <text:p>Створити нову карту Google shopping вебшопа (product-price) в акаунтах з різних баз (переконатись, що після повного проходу карти </text:p>
            <text:p>з певної бази запит потрапив в певну чергу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2"/>
          <table:table-cell table:style-name="ce40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>
            <text:p>Створити нову карту Google shopping вебшопа (gs-product-price) в акаунтах з різних баз (переконатись, що після повного проходу </text:p>
            <text:p>карти з певної бази запит потрапив в певну чергу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2"/>
          <table:table-cell table:style-name="ce41" office:value-type="string" calcext:value-type="string">
            <text:p>skipped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>
            <text:p>Створити нову карту Google shopping вебшопа (gs-product-full-price) в акаунтах з різних баз (переконатись, що після повного проходу </text:p>
            <text:p>карти з певної бази запит потрапив в певну чергу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Створити нову карту Google shopping вебшопа (product-price) в акаунтах з різних баз (переконатись, що до завершення повного </text:p>
            <text:p>проходу карти з певної бази живі нотифікації потрапили в певну чергу)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Створити нову карту Google shopping вебшопа (gs-product-price) в акаунтах з різних баз (переконатись, що до завершення повного </text:p>
            <text:p>проходу карти з певної бази живі нотифікації потрапили в певну чергу)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Створити нову карту Google shopping вебшопа (gs-product-full-price) в акаунтах з різних баз (переконатись, що до завершення повного </text:p>
            <text:p>проходу карти з певної бази живі нотифікації потрапили в певну чергу)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Оновити конкурента певного домена Google shopping вебшопа (product-price) в акаунтах з різних баз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Оновити всіх конкурентів певного домена Google shopping вебшопа (product-price) в акаунтах з різних баз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Запустити продукт лист крон Google shopping вебшопа, product-price (переконатись, що конкуренти оновились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Запустити крон по тегам Google shopping вебшопа, product-price (переконатись, що конкуренти оновились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Перевірити, що після проходів відновлюються м'яковидалені конкуренти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Перевірити роботу Re-scrape GTIN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Перевірити роботу Re-scrape First Links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Перевірити роботу Add First Links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39"/>
          <table:table-cell table:number-columns-repeated="1020"/>
        </table:table-row>
        <table:table-row table:style-name="ro1" table:number-rows-repeated="984">
          <table:table-cell table:style-name="ce6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feeds" table:style-name="ta5"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Проверка </text:p>
          </table:table-cell>
          <table:table-cell table:style-name="ce1" office:value-type="string" calcext:value-type="string">
            <text:p>База 1 </text:p>
          </table:table-cell>
          <table:table-cell table:style-name="ce1" office:value-type="string" calcext:value-type="string">
            <text:p>База 2</text:p>
          </table:table-cell>
          <table:table-cell table:style-name="ce1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Поверить что импортированный фид попадает в очередь и создаётся в нужной базе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7" office:value-type="string" calcext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Импорт шопифай фида - проверить что шопифай фид создался в нужной базе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8"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Удаления фида - не должны удалятся продукты и сушности в других база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9" office:value-type="string" calcext:value-type="string">
            <text:p>skipp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Проверить что комбинированные фиды попадакют в нужную базу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Комбинированые фиды с одинаковым id - удаляются с нужной базы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Создания вепшопов - должны отображатся в нужной базе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oogle Anlaytics - проверить что соберается и в верную базу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Проверить крон сбора данны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Проверить роботу кнопок - данные должны быть с нужной базы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10">
          <table:table-cell table:style-name="ce6"/>
          <table:table-cell/>
          <table:table-cell table:style-name="ce42" table:number-columns-repeated="2"/>
          <table:table-cell table:number-columns-repeated="1020"/>
        </table:table-row>
        <table:table-row table:style-name="ro1" table:number-rows-repeated="9">
          <table:table-cell table:style-name="ce6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 export&amp;page" table:style-name="ta6">
        <office:forms form:automatic-focus="false" form:apply-design-mode="false"/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Проверка </text:p>
          </table:table-cell>
          <table:table-cell table:style-name="ce1" office:value-type="string" calcext:value-type="string">
            <text:p>База 1 </text:p>
          </table:table-cell>
          <table:table-cell table:style-name="ce1" office:value-type="string" calcext:value-type="string">
            <text:p>База 2</text:p>
          </table:table-cell>
          <table:table-cell table:style-name="ce1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Экспортный шаблон создаётся в нужной базе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7" office:value-type="string" calcext:value-type="string">
            <text:p>passed</text:p>
          </table:table-cell>
          <table:table-cell table:number-columns-repeated="1018"/>
        </table:table-row>
        <table:table-row table:style-name="ro1">
          <table:table-cell table:style-name="ce44" office:value-type="string" calcext:value-type="string">
            <text:p>Экспортный фид создаётся в нужной базе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8"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table:style-name="ce44" office:value-type="string" calcext:value-type="string">
            <text:p>Экспортные фиды с одинкаовыми ID не пересикаются с другим в базах</text:p>
          </table:table-cell>
          <table:table-cell table:style-name="ce7" office:value-type="string" calcext:value-type="string">
            <text:p>passed</text:p>
          </table:table-cell>
          <table:table-cell table:style-name="ce46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9" office:value-type="string" calcext:value-type="string">
            <text:p>skipped</text:p>
          </table:table-cell>
          <table:table-cell table:number-columns-repeated="1018"/>
        </table:table-row>
        <table:table-row table:style-name="ro1">
          <table:table-cell table:style-name="ce44" office:value-type="string" calcext:value-type="string">
            <text:p>Удаление экспортных фидов или шаблонов с одинаковыми ID не пересикаются с другими базами</text:p>
          </table:table-cell>
          <table:table-cell table:style-name="ce7" office:value-type="string" calcext:value-type="string">
            <text:p>passed</text:p>
          </table:table-cell>
          <table:table-cell table:style-name="ce46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 table:number-columns-repeated="2"/>
          <table:table-cell table:style-name="ce13" office:value-type="string" calcext:value-type="string">
            <text:p>Пропушенные проверить при повторной регрессие. В базе большой разрыв между айдишниками.</text:p>
          </table:table-cell>
          <table:table-cell table:number-columns-repeated="1017"/>
        </table:table-row>
        <table:table-row table:style-name="ro1">
          <table:table-cell table:style-name="ce44" office:value-type="string" calcext:value-type="string">
            <text:p>Каждый фид можно открыть в инкогнито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Выгружаются верные данные, когда ID продуктов и конкурентов пересикаются в разных база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Выгружаются верные данные при использование Postman, когда ID продуктов и конкурентов пересикаются в разных база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Редактирование экспортных сушностей с одинаковыми ID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43"/>
          <table:table-cell table:number-columns-repeated="1020"/>
        </table:table-row>
        <table:table-row table:style-name="ro1">
          <table:table-cell table:style-name="ce44"/>
          <table:table-cell table:style-name="ce45"/>
          <table:table-cell table:style-name="ce43" table:number-columns-repeated="2"/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Динамічні черги" table:style-name="ta7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1021" table:default-cell-style-name="Default"/>
        <table:table-row table:style-name="ro1">
          <table:table-cell table:style-name="ce47" office:value-type="string" calcext:value-type="string" table:number-columns-spanned="4" table:number-rows-spanned="1">
            <text:p><text:span text:style-name="T4">Взяти три акаунти, в яких є продукти (бажано з однаковим ID).</text:span></text:p>
            <text:p><text:span text:style-name="T4"/></text:p>
            <text:p><text:span text:style-name="T5">Список динамічних черг:</text:span></text:p>
            <text:p><text:span text:style-name="T4">- worker:updateFeedById</text:span></text:p>
            <text:p><text:span text:style-name="T4">- worker:getAnalyticByFeedId</text:span></text:p>
            <text:p><text:span text:style-name="T4">- worker:competitorsUpdate</text:span></text:p>
            <text:p><text:span text:style-name="T4">- worker:competitorsPartialUpdate</text:span></text:p>
            <text:p><text:span text:style-name="T4">- worker:updateSphinxProduct</text:span></text:p>
            <text:p><text:span text:style-name="T4">- worker:updateSphinxProductByDT</text:span></text:p>
            <text:p><text:span text:style-name="T4">- worker:updateSphinxProductByGA</text:span></text:p>
            <text:p><text:span text:style-name="T4">- worker:updateNewStrategyIdByProductIdDefault</text:span></text:p>
            <text:p><text:span text:style-name="T4">- worker:updateNewStrategyIdByProductIdDT</text:span></text:p>
            <text:p><text:span text:style-name="T4">- worker:updateNewStrategyIdByProductIdTags</text:span></text:p>
            <text:p><text:span text:style-name="T4">- worker:updateNewStrategyIdByProductsData</text:span></text:p>
            <text:p><text:span text:style-name="T4">- worker:updatePriceStrategyNewPrice</text:span></text:p>
            <text:p><text:span text:style-name="T4">- worker:updateSingleProductNewPrice</text:span></text:p>
            <text:p><text:span text:style-name="T4">- worker:updateSingleProductStrategies</text:span>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/>
          <table:table-cell table:style-name="ce7" office:value-type="string" calcext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<text:span text:style-name="T4">Оновити фіди з трьох акаунтів (переконатись що з певної бази запит потрапляє в певну чергу) - </text:span><text:span text:style-name="T6">updateFeedById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40"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<text:span text:style-name="T4">Після збору ГА в акаунті №1 перевірити, що дані були зібрані, а в інших акаунтах з тими ж продуктами, де не вмикнута ГА, дані не </text:span></text:p>
            <text:p><text:span text:style-name="T4">зібрались - </text:span><text:span text:style-name="T6">getAnalyticByFeedId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41" office:value-type="string" calcext:value-type="string">
            <text:p>skipp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<text:span text:style-name="T4">Створити нову карту будь-якого вебшопа в акаунтах з різних баз (переконатись, що після повного проходу карти з певної бази </text:span></text:p>
            <text:p><text:span text:style-name="T4">запит потрапив в певну чергу) - </text:span><text:span text:style-name="T6">competitorsUpdate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29"/>
          <table:table-cell table:number-columns-repeated="1018"/>
        </table:table-row>
        <table:table-row table:style-name="ro1">
          <table:table-cell table:style-name="ce14" office:value-type="string" calcext:value-type="string">
            <text:p><text:span text:style-name="T4">Створити нову карту будь-якого вебшопа в акаунтах з різних баз (переконатись, що до завершення повного проходу карти з певної </text:span></text:p>
            <text:p><text:span text:style-name="T4">бази живі нотифікації потрапили в певну чергу) - </text:span><text:span text:style-name="T6">competitorsPartialUpdate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<text:span text:style-name="T4">Оновити фіди з трьох акаунтів, де в фідах є зміни значень атрибутів великої кількості продуктів (переконатись що з певної бази </text:span></text:p>
            <text:p><text:span text:style-name="T4">запит потрапляє в певну чергу) - </text:span><text:span text:style-name="T6">updateSphinxProduct</text:span>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passed (на добавлении конкурентов, на фидах не удалось обнаружить)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<text:span text:style-name="T4">Вмикнути або вимикнути динамічний тег, що прикріплений к продуктам (переконатись, що з певної бази запит потрапляє в певну </text:span></text:p>
            <text:p><text:span text:style-name="T4">чергу) - </text:span><text:span text:style-name="T6">updateSphinxProductByDT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<text:span text:style-name="T4">Після збору ГА в акаунті №1 перевірити, що продукти були оновлені, а в інших акаунтах з тими ж продуктами, де не вмикнута ГА, </text:span></text:p>
            <text:p><text:span text:style-name="T4">продукти не оновились - </text:span><text:span text:style-name="T6">updateSphinxProductByGA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<text:span text:style-name="T4">Змінити налаштування існуючих цінових стратегій - auto_apply_params/status/duration (переконатись, що певний запит потрапляє в </text:span></text:p>
            <text:p><text:span text:style-name="T4">певну чергу) - </text:span><text:span text:style-name="T6">updateNewStrategyIdByProductIdDefault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<text:span text:style-name="T4">Змінити налаштування динамічних тегів, що вибрані в існуючих цінових стратегіях (переконатись, що певний запит потрапляє в </text:span></text:p>
            <text:p><text:span text:style-name="T4">певну чергу) - </text:span><text:span text:style-name="T6">updateNewStrategyIdByProductIdDT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<text:span text:style-name="T4">Додати до продуктів або видалити у продуктів теги, що вибрані в існуючих цінових стратегіях (переконатись, що певний запит </text:span></text:p>
            <text:p><text:span text:style-name="T4">потрапляє в певну чергу) - </text:span><text:span text:style-name="T6">updateNewStrategyIdByProductIdTags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<text:span text:style-name="T4">Створити нову цінову стратегію, щоб хоча б декільком продуктам точно була встановлена нова ціна (перевірити, что певний запит </text:span></text:p>
            <text:p><text:span text:style-name="T4">потрапляє в певну чергу) - </text:span><text:span text:style-name="T6">updateNewStrategyIdByProductsData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<text:span text:style-name="T4">Змінити налаштування цінової стратегії, яка вже встановила хоча б декільком продуктам нову ціну (переконатись, що певний запит </text:span></text:p>
            <text:p><text:span text:style-name="T4">потрапляє в певну чергу) - </text:span><text:span text:style-name="T6">updatePriceStrategyNewPrice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<text:span text:style-name="T4">Змінити дані конкурента, на якій базується цінова стратегія / додати нового конкурента потрібному продукту так, щоб цінова стратегія </text:span></text:p>
            <text:p><text:span text:style-name="T4">розрахувала нову ціну (переконатись, що певний запит потрапляє в певну чергу) -</text:span><text:span text:style-name="T6"> updateSingleProductNewPrice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<text:span text:style-name="T4">Додати цінову стратегію до продуктів на Product list сторінці через Select action (переконатись, що певний запит потрапляє в певну </text:span></text:p>
            <text:p><text:span text:style-name="T4">чергу) - </text:span><text:span text:style-name="T6">updateSingleProductStrategies</text:span>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  Domain Summary " table:style-name="ta8">
        <table:table-column table:style-name="co10" table:default-cell-style-name="Default"/>
        <table:table-column table:style-name="co2" table:number-columns-repeated="1023" table:default-cell-style-name="Default"/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/>
          <table:table-cell table:style-name="ce7" office:value-type="string" calcext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Світчнутись в неприкріплений акаунт і переконатись, що для користувача не створені віджети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40"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В неприкріпленому акаунті створити дефолтні віджети та перевірити порядок розташування віджетів (переконатись, що віджети були</text:p>
            <text:p>створені в базі, в якій був створений акаунт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41" office:value-type="string" calcext:value-type="string">
            <text:p>skipp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Змінити розташування віджетів (переконатись, що зміни були записані в базі, в якій був створений акаунт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51" office:value-type="string" calcext:value-type="string">
            <text:p>failed / pass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Змінити налаштування дефолтних віджетів (переконатись, що зміни записа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Створити нові віджети (переконатись, що віджети були створені в тій бази, в якій був створений акаунт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далити віджети (переконатись, що сущність була видалена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йти з віджетів на редиректні сторінки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рикріпити неприкріплений акаунт до користувача, світчнутись в цей акаунт і переконатись, що були створені віджети в пев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віджети з однаковими ID відображаються в потрібних акаунтах для потрібних користувачів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потрібні бренди, продукт типи, теги, ДТ, кастомні лейбли та домени відображаються в потрібних акаунтах / віджета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Ресетнути віджети на Dashboard сторінці (перевірити, що зміни записались в потрібну базу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дані, що відображаються на DS сторінці після збору даних по крону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Експортувати дані з DS сторінці (перевірити коректність даних та щоб не було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Рекомендації " table:style-name="ta9">
        <table:table-column table:style-name="co12" table:default-cell-style-name="Default"/>
        <table:table-column table:style-name="co2" table:number-columns-repeated="1023" table:default-cell-style-name="Default"/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/>
          <table:table-cell table:style-name="ce7" office:value-type="string" calcext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Створити вебшоп в акаунті та перевірити, що приходять живі нотифікації до завершення повного проходу карти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40"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Перевірити, що після завершення повного проходу карти всі знайдені конкуренти відображаються в рекомендація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41" office:value-type="string" calcext:value-type="string">
            <text:p>skipp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Перевірити, що в акаунтах з вмикнутою Fill dashboard опцією до завершення повного проходу Google shopping в рекомендаціях </text:p>
            <text:p>відображаються знайдені конкуренти, а після завершення проходу в рекомендаціях нічого немає (або невеликі залишки конкрентів, які </text:p>
            <text:p>не встигли додатись), а всі конкуренти відображаються на Product list сторінц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51" office:value-type="string" calcext:value-type="string">
            <text:p>failed / pass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Створити шаблон в фільтрах рекомендацій (переконатись, що шаблон був створений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Створити авто-шаблон в фільтрах рекомендацій (переконатись, що шаблон був створений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зяти за приклад продукти з однаковими ID в різних базах, додати рекомендацію до матча (переконатись, що матч додався в потрібній </text:p>
            <text:p>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зяти за приклад продукти з однаковими ID в різних базах, видалити рекомендацію (переконатись, що матч додався до видалених в</text:p>
            <text:p>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часткові рекомендації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ошук на сторінці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потрібні фільтри відображаються в потрібних акаунта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Стратегії " table:style-name="ta10">
        <table:table-column table:style-name="co10" table:default-cell-style-name="Default"/>
        <table:table-column table:style-name="co2" table:number-columns-repeated="1023" table:default-cell-style-name="Default"/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/>
          <table:table-cell table:style-name="ce7" office:value-type="string" calcext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Створити стратегію різними користувачами в прикріпленому акаунті (переконатись, що сутності створи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40"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Створити стратегію адміном в неприкріпленому акаунті (переконатись, що сутності створи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41" office:value-type="string" calcext:value-type="string">
            <text:p>skipp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Відредагувати існуючу стратегію різними користувачами в прикріпленому акаунті (переконатись, що сутності змінились в потрібній </text:p>
            <text:p>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51" office:value-type="string" calcext:value-type="string">
            <text:p>failed / pass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Відредагувати існуючу стратегію адміном в неприкріпленому акаунті (переконатись, що сутності змінились в потрібній </text:p>
            <text:p>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Зробити копію стратегії різними користувачами, що їх створили в прикріпленому акаунті (переконатись, що сутності створились в </text:p>
            <text:p>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Різними користувачами зробити копію стратегії, що створили інші користувачі в прикріпленому акаунті (переконатись, що сутності </text:p>
            <text:p>створи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Зробити копію стратегії адміном, що їх створив в неприкріпленому акаунті (переконатись, що сутності створились в </text:p>
            <text:p>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Адміном зробити копію стратегії, що створили інші користувачі в неприкріпленому акаунті (переконатись, що сутності </text:p>
            <text:p>створи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Змінити приоритет стратегій різними користувачами в прикріпленому акаунті (переконатись, що порядок сутностей змінився в </text:p>
            <text:p>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Змінити приоритет стратегій адміном в неприкріпленому акаунті (переконатись, що порядок сутностей змінився в потрібній </text:p>
            <text:p>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мкнути стратегію різними користувачами в прикріпленому акаунті (переконатись, що сутності зміни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мкнути стратегію адміном в неприкріпленому акаунті (переконатись, що сутності зміни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микнути стратегію різними користувачами в прикріпленому акаунті (переконатись, що сутності зміни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микнути стратегію адміном в неприкріпленому акаунті (переконатись, що сутності зміни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мкнути всі стратегії різними користувачами в прикріпленому акаунті (переконатись, що сутності зміни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мкнути всі стратегії адміном в неприкріпленому акаунті (переконатись, що сутності змінились в потрібній 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ошук на сторінці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потрібні фільтри і домени відображаються в потрібних акаунта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далити стратегію, створену своїм користувачем, в прикріпленому акаунті (переконатись, що сутності змінились в потрібній </text:p>
            <text:p>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далити стратегію, створену іншим користувачем, в прикріпленому акаунті (переконатись, що сутності змінились в потрібній </text:p>
            <text:p>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далити стратегію, створену іншим користувачем, в неприкріпленому акаунті (переконатись, що сутності змінились в потрібній </text:p>
            <text:p>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далити стратегію, створену своїм користувачем, в неприкріпленому акаунті (переконатись, що сутності змінились в потрібній </text:p>
            <text:p>базі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Додати до продукта стратегію через Select action (переконатись, що потрібному продукту в потрібній базі додалась стратегія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Додати до продукта стратегію на Product info сторінці (переконатись, що потрібному продукту в потрібній базі додалась стратегія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ynamic tags " table:style-name="ta11"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1021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4"/>
          <table:table-cell table:style-name="ce53" office:value-type="string" calcext:value-type="string">
            <text:p>Дія</text:p>
          </table:table-cell>
          <table:table-cell table:style-name="ce53" office:value-type="string" calcext:value-type="string">
            <text:p>База 1</text:p>
          </table:table-cell>
          <table:table-cell table:style-name="ce53" office:value-type="string" calcext:value-type="string">
            <text:p>База 2</text:p>
          </table:table-cell>
          <table:table-cell table:style-name="ce53" office:value-type="string" calcext:value-type="string">
            <text:p>Master</text:p>
          </table:table-cell>
          <table:table-cell/>
          <table:table-cell table:style-name="ce56" office:value-type="string" calcext:value-type="string">
            <text:p>passed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Восстановить МУ продукт и убедиться, что ДТ прикрепился к нему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57" office:value-type="string" calcext:value-type="string">
            <text:p>failed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2" calcext:value-type="float">
            <text:p>2</text:p>
          </table:table-cell>
          <table:table-cell table:style-name="ce54" office:value-type="string" calcext:value-type="string">
            <text:p>Добавить новый продукт в аккаунт, и убедиться, что ДТ прикрепился к нему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58" office:value-type="string" calcext:value-type="string">
            <text:p>skipped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Проверить поиск на странице ДТ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В аккаунтах существуют ДТ с одинаковым ID. На странице отображаются соотвествующие аккаунту ДТ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5" calcext:value-type="float">
            <text:p>5</text:p>
          </table:table-cell>
          <table:table-cell table:style-name="ce54" office:value-type="string" calcext:value-type="string">
            <text:p>В аккаунтах существуют ДТ с одинаковым ID, отредактировать ДТ, и убедиться, что был отреадактирован ДТ соотвестющий аккаунту и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В аккаунтах существуют ДТ с одинаковым ID, удалить ДТ, и убедиться, что был удален ДТ соотвестющий аккаунту и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7" calcext:value-type="float">
            <text:p>7</text:p>
          </table:table-cell>
          <table:table-cell table:style-name="ce54" office:value-type="string" calcext:value-type="string">
            <text:p>Cоздать ДТ в аккаунте с разными привязанными пользователями (user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8" calcext:value-type="float">
            <text:p>8</text:p>
          </table:table-cell>
          <table:table-cell table:style-name="ce54" office:value-type="string" calcext:value-type="string">
            <text:p>Cоздать ДТ в 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9" calcext:value-type="float">
            <text:p>9</text:p>
          </table:table-cell>
          <table:table-cell table:style-name="ce54" office:value-type="string" calcext:value-type="string">
            <text:p>Cоздать ДТ в не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0" calcext:value-type="float">
            <text:p>10</text:p>
          </table:table-cell>
          <table:table-cell table:style-name="ce54" office:value-type="string" calcext:value-type="string">
            <text:p>Cоздать ДТ в привязанном аккаунте (RA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1" calcext:value-type="float">
            <text:p>11</text:p>
          </table:table-cell>
          <table:table-cell table:style-name="ce54" office:value-type="string" calcext:value-type="string">
            <text:p>Cоздать ДТ в непривязанном аккаунте (RA) - срабатывает ограничени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2" calcext:value-type="float">
            <text:p>12</text:p>
          </table:table-cell>
          <table:table-cell table:style-name="ce54" office:value-type="string" calcext:value-type="string">
            <text:p>Отредактировать созданный текущим пользователем ДТ (users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3" calcext:value-type="float">
            <text:p>13</text:p>
          </table:table-cell>
          <table:table-cell table:style-name="ce54" office:value-type="string" calcext:value-type="string">
            <text:p>Отредактировать созданный другим пользователем ДТ <text:s/>(users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4" calcext:value-type="float">
            <text:p>14</text:p>
          </table:table-cell>
          <table:table-cell table:style-name="ce54" office:value-type="string" calcext:value-type="string">
            <text:p>Отредактировать созданный текущим пользователем ДТ <text:s/>в 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5" calcext:value-type="float">
            <text:p>15</text:p>
          </table:table-cell>
          <table:table-cell table:style-name="ce54" office:value-type="string" calcext:value-type="string">
            <text:p>Отредактировать созданный другим пользователем ДТ в 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6" calcext:value-type="float">
            <text:p>16</text:p>
          </table:table-cell>
          <table:table-cell table:style-name="ce54" office:value-type="string" calcext:value-type="string">
            <text:p>Отредактировать созданный текущим пользователем ДТ <text:s/>в не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7" calcext:value-type="float">
            <text:p>17</text:p>
          </table:table-cell>
          <table:table-cell table:style-name="ce54" office:value-type="string" calcext:value-type="string">
            <text:p>Отредактировать созданный другим пользователем ДТ в не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8" calcext:value-type="float">
            <text:p>18</text:p>
          </table:table-cell>
          <table:table-cell table:style-name="ce54" office:value-type="string" calcext:value-type="string">
            <text:p>Отредактировать ДТ в привязанном аккаунте созданный текущим пользователем <text:s/>(RA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9" calcext:value-type="float">
            <text:p>19</text:p>
          </table:table-cell>
          <table:table-cell table:style-name="ce54" office:value-type="string" calcext:value-type="string">
            <text:p>Отредактировать ДТ в привязанном аккаунте созданный другим пользователем <text:s/>(RA)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0" calcext:value-type="float">
            <text:p>20</text:p>
          </table:table-cell>
          <table:table-cell table:style-name="ce54" office:value-type="string" calcext:value-type="string">
            <text:p>Отредактировать ДТ в непривязанном аккаунте созданный другим пользователем <text:s/>(RA) - срабатывает ограничени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1" calcext:value-type="float">
            <text:p>21</text:p>
          </table:table-cell>
          <table:table-cell table:style-name="ce54" office:value-type="string" calcext:value-type="string">
            <text:p>Cоздать копию ДТ в 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2" calcext:value-type="float">
            <text:p>22</text:p>
          </table:table-cell>
          <table:table-cell table:style-name="ce54" office:value-type="string" calcext:value-type="string">
            <text:p>Cоздать копию ДТ в не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3" calcext:value-type="float">
            <text:p>23</text:p>
          </table:table-cell>
          <table:table-cell table:style-name="ce54" office:value-type="string" calcext:value-type="string">
            <text:p>Cоздать копию ДТ в привязанном аккаунте (RA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4" calcext:value-type="float">
            <text:p>24</text:p>
          </table:table-cell>
          <table:table-cell table:style-name="ce54" office:value-type="string" calcext:value-type="string">
            <text:p>Cоздать копию ДТ в непривязанном аккаунте (RA) - срабатывает ограничени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5" calcext:value-type="float">
            <text:p>25</text:p>
          </table:table-cell>
          <table:table-cell table:style-name="ce54" office:value-type="string" calcext:value-type="string">
            <text:p>Создать копию ДТ в привязанном аккаунте, который создан другим пользователем (user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6" calcext:value-type="float">
            <text:p>26</text:p>
          </table:table-cell>
          <table:table-cell table:style-name="ce54" office:value-type="string" calcext:value-type="string">
            <text:p>Создать копию ДТ в привязанном аккаунте, который создан текущим пользователем (user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7" calcext:value-type="float">
            <text:p>27</text:p>
          </table:table-cell>
          <table:table-cell table:style-name="ce54" office:value-type="string" calcext:value-type="string">
            <text:p>Выключить ДТ который создан другим пользователем (user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8" calcext:value-type="float">
            <text:p>28</text:p>
          </table:table-cell>
          <table:table-cell table:style-name="ce54" office:value-type="string" calcext:value-type="string">
            <text:p>Выключить ДТ в не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9" calcext:value-type="float">
            <text:p>29</text:p>
          </table:table-cell>
          <table:table-cell table:style-name="ce54" office:value-type="string" calcext:value-type="string">
            <text:p>Выключить ДТ в непривязанном аккаунте (RA) - cрабатывает ограничение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30" calcext:value-type="float">
            <text:p>30</text:p>
          </table:table-cell>
          <table:table-cell table:style-name="ce54" office:value-type="string" calcext:value-type="string">
            <text:p>Выключить ДТ в привязанном аккаунте (RA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31" calcext:value-type="float">
            <text:p>31</text:p>
          </table:table-cell>
          <table:table-cell table:style-name="ce54" office:value-type="string" calcext:value-type="string">
            <text:p>Удалить ДТ , созданный текущим пользователем <text:s/>(users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32" calcext:value-type="float">
            <text:p>32</text:p>
          </table:table-cell>
          <table:table-cell table:style-name="ce54" office:value-type="string" calcext:value-type="string">
            <text:p>Удалить ДТ , созданный другим пользователем <text:s/>(users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33" calcext:value-type="float">
            <text:p>33</text:p>
          </table:table-cell>
          <table:table-cell table:style-name="ce54" office:value-type="string" calcext:value-type="string">
            <text:p>Удалить ДТ созданный другим пользователем в не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34" calcext:value-type="float">
            <text:p>34</text:p>
          </table:table-cell>
          <table:table-cell table:style-name="ce54" office:value-type="string" calcext:value-type="string">
            <text:p>Удалить ДТ созданным другим пользователем в 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35" calcext:value-type="float">
            <text:p>35</text:p>
          </table:table-cell>
          <table:table-cell table:style-name="ce54" office:value-type="string" calcext:value-type="string">
            <text:p>Удалить ДТ , созданный текущим пользователем в привязанном аккаунте <text:s/>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36" calcext:value-type="float">
            <text:p>36</text:p>
          </table:table-cell>
          <table:table-cell table:style-name="ce54" office:value-type="string" calcext:value-type="string">
            <text:p>Удалить ДТ , созданный текущим пользователем в непривязанном аккаунте <text:s/>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37" calcext:value-type="float">
            <text:p>37</text:p>
          </table:table-cell>
          <table:table-cell table:style-name="ce54" office:value-type="string" calcext:value-type="string">
            <text:p>Удалить ДТ в непривязанном аккаунте созданный другим пользователем <text:s/>(RA) - срабатывает ограничени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38" calcext:value-type="float">
            <text:p>38</text:p>
          </table:table-cell>
          <table:table-cell table:style-name="ce54" office:value-type="string" calcext:value-type="string">
            <text:p>Удалить ДТ в привязанном аккаунте созданный другим пользователем (RA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3" table:number-columns-repeated="5"/>
          <table:table-cell table:number-columns-repeated="1012"/>
        </table:table-row>
        <table:table-row table:style-name="ro1">
          <table:table-cell/>
          <table:table-cell table:style-name="ce52" office:value-type="float" office:value="39" calcext:value-type="float">
            <text:p>39</text:p>
          </table:table-cell>
          <table:table-cell table:style-name="ce54" office:value-type="string" calcext:value-type="string">
            <text:p>Удалить ДТ в привязанном аккаунте созданный текущим пользователем (RA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13" table:number-columns-repeated="5"/>
          <table:table-cell table:number-columns-repeated="1012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report " table:style-name="ta12">
        <table:table-column table:style-name="co14" table:default-cell-style-name="Default"/>
        <table:table-column table:style-name="co15" table:default-cell-style-name="Default"/>
        <table:table-column table:style-name="co2" table:number-columns-repeated="1022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4"/>
          <table:table-cell table:style-name="ce53" office:value-type="string" calcext:value-type="string">
            <text:p>Дія</text:p>
          </table:table-cell>
          <table:table-cell table:style-name="ce53" office:value-type="string" calcext:value-type="string">
            <text:p>База 1</text:p>
          </table:table-cell>
          <table:table-cell table:style-name="ce53" office:value-type="string" calcext:value-type="string">
            <text:p>База 2</text:p>
          </table:table-cell>
          <table:table-cell table:style-name="ce53" office:value-type="string" calcext:value-type="string">
            <text:p>Master</text:p>
          </table:table-cell>
          <table:table-cell table:style-name="ce13"/>
          <table:table-cell table:style-name="ce56"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14" office:value-type="string" calcext:value-type="string">
            <text:p>Проверить создание репортов в аккаунтах с трех баз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style-name="ce13"/>
          <table:table-cell table:style-name="ce57" office:value-type="string" calcext:value-type="string">
            <text:p>failed</text:p>
          </table:table-cell>
          <table:table-cell table:number-columns-repeated="1017"/>
        </table:table-row>
        <table:table-row table:style-name="ro1">
          <table:table-cell table:style-name="ce52" office:value-type="float" office:value="2" calcext:value-type="float">
            <text:p>2</text:p>
          </table:table-cell>
          <table:table-cell table:style-name="ce3" office:value-type="string" calcext:value-type="string">
            <text:p>Проверить отправку репортов (созданные в 3 аккантах с разных баз) в канал.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/>
          <table:table-cell table:style-name="ce58" office:value-type="string" calcext:value-type="string">
            <text:p>skipped</text:p>
          </table:table-cell>
          <table:table-cell table:number-columns-repeated="1017"/>
        </table:table-row>
        <table:table-row table:style-name="ro1">
          <table:table-cell table:style-name="ce52" office:value-type="float" office:value="3" calcext:value-type="float">
            <text:p>3</text:p>
          </table:table-cell>
          <table:table-cell table:style-name="ce3" office:value-type="string" calcext:value-type="string">
            <text:p>Просмотр репортов в инкогнито режиме - репорт и подрепорт доступен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4" calcext:value-type="float">
            <text:p>4</text:p>
          </table:table-cell>
          <table:table-cell table:style-name="ce3" office:value-type="string" calcext:value-type="string">
            <text:p>Просмотр репортов в аккаунте статуса Suspended (залогиненный пользователь) - репорт ("Nothing to show at this moment.</text:p>
            <text:p>Please, try again later" сообщене) и подрепорт доступен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office:value-type="string" calcext:value-type="string">
            <text:p>также на живом - залогиненному юзеру репорт и подрепорт доступен в суспендед аккаунте, новые репорты не создаются.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52" office:value-type="float" office:value="5" calcext:value-type="float">
            <text:p>5</text:p>
          </table:table-cell>
          <table:table-cell table:style-name="ce3" office:value-type="string" calcext:value-type="string">
            <text:p>Просмотр репортов в аккаунте статуса Suspended (инкогнито) - репорт ("Nothing to show at this moment.</text:p>
            <text:p>Please, try again later" сообщене) и подрепорт ({"message":"No actual account data found"}.) недоступны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6" calcext:value-type="float">
            <text:p>6</text:p>
          </table:table-cell>
          <table:table-cell table:style-name="ce3" office:value-type="string" calcext:value-type="string">
            <text:p>Удаленные и пустые сущности - removed и (0) - выводятся в фильтрах репорта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7" calcext:value-type="float">
            <text:p>7</text:p>
          </table:table-cell>
          <table:table-cell table:style-name="ce3" office:value-type="string" calcext:value-type="string">
            <text:p>В аккаунтах существуют репорты с одинаковым ID. Проверить "Download as CSV" - View report page, в отчете выгружаются товары/конкуренту соотвествующие отчету, аккаунту,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office:value-type="string" calcext:value-type="string">
            <text:p>Если получится</text:p>
          </table:table-cell>
          <table:table-cell table:style-name="ce13" office:value-type="string" calcext:value-type="string">
            <text:p>провела кейс с разными ID. Кейс был написан когда репортов еще не было в мастер базе.</text:p>
          </table:table-cell>
          <table:table-cell table:number-columns-repeated="1017"/>
        </table:table-row>
        <table:table-row table:style-name="ro1">
          <table:table-cell table:style-name="ce52" office:value-type="float" office:value="8" calcext:value-type="float">
            <text:p>8</text:p>
          </table:table-cell>
          <table:table-cell table:style-name="ce3" office:value-type="string" calcext:value-type="string">
            <text:p>Soft deleted competitors не выводятся в репортах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9" calcext:value-type="float">
            <text:p>9</text:p>
          </table:table-cell>
          <table:table-cell table:style-name="ce3" office:value-type="string" calcext:value-type="string">
            <text:p>Работа соритровки - View report page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10" calcext:value-type="float">
            <text:p>10</text:p>
          </table:table-cell>
          <table:table-cell table:style-name="ce3" office:value-type="string" calcext:value-type="string">
            <text:p>Работа поиска - View report page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11" calcext:value-type="float">
            <text:p>11</text:p>
          </table:table-cell>
          <table:table-cell table:style-name="ce3" office:value-type="string" calcext:value-type="string">
            <text:p>Работа чекбоксов Daily/Weekly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12" calcext:value-type="float">
            <text:p>12</text:p>
          </table:table-cell>
          <table:table-cell table:style-name="ce3" office:value-type="string" calcext:value-type="string">
            <text:p>Работа соритровки - основная страница репорта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13" calcext:value-type="float">
            <text:p>13</text:p>
          </table:table-cell>
          <table:table-cell table:style-name="ce3" office:value-type="string" calcext:value-type="string">
            <text:p>Работа поиска на странице Status report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14" calcext:value-type="float">
            <text:p>14</text:p>
          </table:table-cell>
          <table:table-cell table:style-name="ce3" office:value-type="string" calcext:value-type="string">
            <text:p>Удаленный аккаунт - открытие статус репорта - отображается 404 в инкогнито и для залогиненого пользователя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0" office:value-type="string" calcext:value-type="string">
            <text:p>-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15" calcext:value-type="float">
            <text:p>15</text:p>
          </table:table-cell>
          <table:table-cell table:style-name="ce3" office:value-type="string" calcext:value-type="string">
            <text:p>Cоздать репорт в аккаунте с разными привязанными пользователями (user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16" calcext:value-type="float">
            <text:p>16</text:p>
          </table:table-cell>
          <table:table-cell table:style-name="ce3" office:value-type="string" calcext:value-type="string">
            <text:p>Cоздать репорт в привязанном аккаунте (admin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2" office:value-type="float" office:value="17" calcext:value-type="float">
            <text:p>17</text:p>
          </table:table-cell>
          <table:table-cell table:style-name="ce3" office:value-type="string" calcext:value-type="string">
            <text:p>Cоздать репорт в непривязанном аккаунте (admin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9" office:value-type="float" office:value="18" calcext:value-type="float">
            <text:p>18</text:p>
          </table:table-cell>
          <table:table-cell table:style-name="ce3" office:value-type="string" calcext:value-type="string">
            <text:p>Cоздать репорт в привязанном аккаунте (RA)</text:p>
          </table:table-cell>
          <table:table-cell table:number-columns-repeated="3" table:style-name="ce27" office:value-type="string" calcext:value-type="string">
            <text:p>passed</text:p>
          </table:table-cell>
          <table:table-cell/>
          <table:table-cell table:style-name="ce13"/>
          <table:table-cell table:number-columns-repeated="1017"/>
        </table:table-row>
        <table:table-row table:style-name="ro1">
          <table:table-cell table:style-name="ce52" office:value-type="float" office:value="19" calcext:value-type="float">
            <text:p>19</text:p>
          </table:table-cell>
          <table:table-cell table:style-name="ce3" office:value-type="string" calcext:value-type="string">
            <text:p>Cоздать репорт в непривязанном аккаунте (RA) - срабатывает ограничение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20" calcext:value-type="float">
            <text:p>20</text:p>
          </table:table-cell>
          <table:table-cell table:style-name="ce3" office:value-type="string" calcext:value-type="string">
            <text:p>Отредактировать созданный текущим пользователем репорт (users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21" calcext:value-type="float">
            <text:p>21</text:p>
          </table:table-cell>
          <table:table-cell table:style-name="ce3" office:value-type="string" calcext:value-type="string">
            <text:p>Отредактировать созданный другим пользователем репорт (users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22" calcext:value-type="float">
            <text:p>22</text:p>
          </table:table-cell>
          <table:table-cell table:style-name="ce3" office:value-type="string" calcext:value-type="string">
            <text:p>Отредактировать созданный текущим пользователем репорт в привязанном аккаунте (admin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23" calcext:value-type="float">
            <text:p>23</text:p>
          </table:table-cell>
          <table:table-cell table:style-name="ce3" office:value-type="string" calcext:value-type="string">
            <text:p>Отредактировать созданный другим пользователем репорт в привязанном аккаунте (admin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24" calcext:value-type="float">
            <text:p>24</text:p>
          </table:table-cell>
          <table:table-cell table:style-name="ce3" office:value-type="string" calcext:value-type="string">
            <text:p>Отредактировать созданный текущим пользователем репорт в непривязанном аккаунте (admin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25" calcext:value-type="float">
            <text:p>25</text:p>
          </table:table-cell>
          <table:table-cell table:style-name="ce3" office:value-type="string" calcext:value-type="string">
            <text:p>Отредактировать созданный другим пользователем репорт в непривязанном аккаунте (admin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26" calcext:value-type="float">
            <text:p>26</text:p>
          </table:table-cell>
          <table:table-cell table:style-name="ce3" office:value-type="string" calcext:value-type="string">
            <text:p>Отредактировать репорт в привязанном аккаунте созданный текущим пользователем <text:s/>(RA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27" calcext:value-type="float">
            <text:p>27</text:p>
          </table:table-cell>
          <table:table-cell table:style-name="ce3" office:value-type="string" calcext:value-type="string">
            <text:p>Отредактировать репорт в привязанном аккаунте созданный другим пользователем <text:s/>(RA) 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28" calcext:value-type="float">
            <text:p>28</text:p>
          </table:table-cell>
          <table:table-cell table:style-name="ce3" office:value-type="string" calcext:value-type="string">
            <text:p>Отредактировать репорт в непривязанном аккаунте созданный другим пользователем <text:s/>(RA) - срабатывает ограничение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29" calcext:value-type="float">
            <text:p>29</text:p>
          </table:table-cell>
          <table:table-cell table:style-name="ce3" office:value-type="string" calcext:value-type="string">
            <text:p>Удалить репорт, созданный текущим пользователем <text:s/>(users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30" calcext:value-type="float">
            <text:p>30</text:p>
          </table:table-cell>
          <table:table-cell table:style-name="ce3" office:value-type="string" calcext:value-type="string">
            <text:p>Удалить репорт, созданный другим пользователем <text:s/>(users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31" calcext:value-type="float">
            <text:p>31</text:p>
          </table:table-cell>
          <table:table-cell table:style-name="ce3" office:value-type="string" calcext:value-type="string">
            <text:p>Удалить репорт созданный другим пользователем в непривязанном аккаунте (admin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32" calcext:value-type="float">
            <text:p>32</text:p>
          </table:table-cell>
          <table:table-cell table:style-name="ce3" office:value-type="string" calcext:value-type="string">
            <text:p>Удалить репорт созданным другим пользователем в привязанном аккаунте (admin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33" calcext:value-type="float">
            <text:p>33</text:p>
          </table:table-cell>
          <table:table-cell table:style-name="ce3" office:value-type="string" calcext:value-type="string">
            <text:p>Удалить репорт, созданный текущим пользователем в привязанном аккаунте <text:s/>(admin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34" calcext:value-type="float">
            <text:p>34</text:p>
          </table:table-cell>
          <table:table-cell table:style-name="ce3" office:value-type="string" calcext:value-type="string">
            <text:p>Удалить репорт, созданный текущим пользователем в непривязанном аккаунте <text:s/>(admin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35" calcext:value-type="float">
            <text:p>35</text:p>
          </table:table-cell>
          <table:table-cell table:style-name="ce3" office:value-type="string" calcext:value-type="string">
            <text:p>Удалить репорт в непривязанном аккаунте созданный другим пользователем <text:s/>(RA) - срабатывает ограничение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36" calcext:value-type="float">
            <text:p>36</text:p>
          </table:table-cell>
          <table:table-cell table:style-name="ce3" office:value-type="string" calcext:value-type="string">
            <text:p>Удалить репорт в привязанном аккаунте созданный другим пользователем (RA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37" calcext:value-type="float">
            <text:p>37</text:p>
          </table:table-cell>
          <table:table-cell table:style-name="ce3" office:value-type="string" calcext:value-type="string">
            <text:p>Удалить репорт в привязанном аккаунте созданный текущим пользователем (RA)</text:p>
          </table:table-cell>
          <table:table-cell table:number-columns-repeated="3" table:style-name="ce2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2" office:value-type="float" office:value="37" calcext:value-type="float">
            <text:p>37</text:p>
          </table:table-cell>
          <table:table-cell table:style-name="ce3" office:value-type="string" calcext:value-type="string">
            <text:p>Проверить что в фильтрах отображаются верные фильтра (теги, домены, бренды, продукт типы, продукт лейблы) для выбранного аккаунта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61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eted matches" table:style-name="ta13">
        <table:table-column table:style-name="co16" table:default-cell-style-name="Default"/>
        <table:table-column table:style-name="co17" table:default-cell-style-name="Default"/>
        <table:table-column table:style-name="co2" table:number-columns-repeated="1022" table:default-cell-style-name="Default"/>
        <table:table-row table:style-name="ro1">
          <table:table-cell table:style-name="ce13"/>
          <table:table-cell table:style-name="ce21" office:value-type="string" calcext:value-type="string">
            <text:p>Взяти три акаунти, в яких є продукти <text:s/>з однаковим ID.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13" table:number-columns-repeated="5"/>
          <table:table-cell table:number-columns-repeated="1019"/>
        </table:table-row>
        <table:table-row table:style-name="ro1">
          <table:table-cell table:style-name="ce13" table:number-columns-repeated="5"/>
          <table:table-cell table:style-name="ce56" office:value-type="string" calcext:value-type="string">
            <text:p>passed</text:p>
          </table:table-cell>
          <table:table-cell table:number-columns-repeated="1018"/>
        </table:table-row>
        <table:table-row table:style-name="ro1">
          <table:table-cell table:style-name="ce13" table:number-columns-repeated="5"/>
          <table:table-cell table:style-name="ce57"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table:style-name="ce13" table:number-columns-repeated="5"/>
          <table:table-cell table:style-name="ce58" office:value-type="string" calcext:value-type="string">
            <text:p>skipped</text:p>
          </table:table-cell>
          <table:table-cell table:number-columns-repeated="1018"/>
        </table:table-row>
        <table:table-row table:style-name="ro1">
          <table:table-cell table:style-name="ce62" table:number-columns-repeated="5"/>
          <table:table-cell table:number-columns-repeated="1019"/>
        </table:table-row>
        <table:table-row table:style-name="ro1">
          <table:table-cell table:style-name="ce63"/>
          <table:table-cell table:style-name="ce38" office:value-type="string" calcext:value-type="string">
            <text:p>Дія</text:p>
          </table:table-cell>
          <table:table-cell table:style-name="ce38" office:value-type="string" calcext:value-type="string">
            <text:p>База 1</text:p>
          </table:table-cell>
          <table:table-cell table:style-name="ce38" office:value-type="string" calcext:value-type="string">
            <text:p>База 2</text:p>
          </table:table-cell>
          <table:table-cell table:style-name="ce38" office:value-type="string" calcext:value-type="string">
            <text:p>Master</text:p>
          </table:table-cell>
          <table:table-cell table:number-columns-repeated="1019"/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Проверить создание шаблона в фильтрах. Убедиться, что шаблон создался 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2" calcext:value-type="float">
            <text:p>2</text:p>
          </table:table-cell>
          <table:table-cell table:style-name="ce54" office:value-type="string" calcext:value-type="string">
            <text:p>Проверить редактирование шаблона в фильтрах. Убедиться, что шаблон обновлен 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Проверить удаления шаблона в фильтрах. Убедиться, что шаблон удален с нужной базы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Проверить, что сущности в фильтрах выводятся с нужной базы (шаблоны, домены, бренды, продукт типы), когда существуют аналогичные ID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5" calcext:value-type="float">
            <text:p>5</text:p>
          </table:table-cell>
          <table:table-cell table:style-name="ce54" office:value-type="string" calcext:value-type="string">
            <text:p>Проверить, что на странице отображаются продукты и матчи с нужной базы, когда в других базах есть аналогичные ID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Проверить поиск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7" calcext:value-type="float">
            <text:p>7</text:p>
          </table:table-cell>
          <table:table-cell table:style-name="ce54" office:value-type="string" calcext:value-type="string">
            <text:p>Проверить, что после нажатия на кнопку Clear all products все продукты и конкуренты попадают на страницу Рекомендаций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8" calcext:value-type="float">
            <text:p>8</text:p>
          </table:table-cell>
          <table:table-cell table:style-name="ce54" office:value-type="string" calcext:value-type="string">
            <text:p>Проверить, что после использования частичного Select all on page продукты и конкуренты попадают на страницу Рекомендаций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9" calcext:value-type="float">
            <text:p>9</text:p>
          </table:table-cell>
          <table:table-cell table:style-name="ce54" office:value-type="string" calcext:value-type="string">
            <text:p>Проверить, что после использования полного Select all on page продукты и конкуренты попадают на страницу Рекомендаций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10" calcext:value-type="float">
            <text:p>10</text:p>
          </table:table-cell>
          <table:table-cell table:style-name="ce54" office:value-type="string" calcext:value-type="string">
            <text:p>Проверить счетчики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11" calcext:value-type="float">
            <text:p>11</text:p>
          </table:table-cell>
          <table:table-cell table:style-name="ce54" office:value-type="string" calcext:value-type="string">
            <text:p>Добавить товар в избранные. Проверить, что в избранные добавился нужный товар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12" calcext:value-type="float">
            <text:p>12</text:p>
          </table:table-cell>
          <table:table-cell table:style-name="ce54" office:value-type="string" calcext:value-type="string">
            <text:p>Удалить товар с избранных. Проверить, что товар удален с избранных в нужной базе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5" office:value-type="string" calcext:value-type="string">
            <text:p>Удалить матч с дисмисс разными пользователями в привязанном аккаунте (user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14" calcext:value-type="float">
            <text:p>14</text:p>
          </table:table-cell>
          <table:table-cell table:style-name="ce54" office:value-type="string" calcext:value-type="string">
            <text:p>Удалить матч с дисмисс в 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15" calcext:value-type="float">
            <text:p>15</text:p>
          </table:table-cell>
          <table:table-cell table:style-name="ce54" office:value-type="string" calcext:value-type="string">
            <text:p>Удалить матч с дисмисс в непривязанном аккаунте (admin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2" office:value-type="float" office:value="16" calcext:value-type="float">
            <text:p>16</text:p>
          </table:table-cell>
          <table:table-cell table:style-name="ce54" office:value-type="string" calcext:value-type="string">
            <text:p>Удалить матч с дисмисс в привязанном аккаунте (RA)</text:p>
            <text:p/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4" office:value-type="float" office:value="17" calcext:value-type="float">
            <text:p>17</text:p>
          </table:table-cell>
          <table:table-cell table:style-name="ce3" office:value-type="string" calcext:value-type="string">
            <text:p>Удалить матч с дисмисс в непривязанном аккаунте (RA) - срабатывает ограничение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n Jobs" table:style-name="ta14">
        <table:table-column table:style-name="co2" table:default-cell-style-name="Default"/>
        <table:table-column table:style-name="co18" table:default-cell-style-name="Default"/>
        <table:table-column table:style-name="co2" table:number-columns-repeated="1022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Взяти три акаунти з різних БД.</text:p>
          </table:table-cell>
          <table:table-cell table:number-columns-repeated="2"/>
          <table:table-cell table:style-name="ce56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В акаунтах є різні вебшопи (Google Shopping, Amazon, Pricerunner, Default), створені теги</text:p>
          </table:table-cell>
          <table:table-cell table:number-columns-repeated="2"/>
          <table:table-cell table:style-name="ce57" office:value-type="string" calcext:value-type="string">
            <text:p>faile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8" office:value-type="string" calcext:value-type="string">
            <text:p>skippe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8" office:value-type="string" calcext:value-type="string">
            <text:p>№</text:p>
          </table:table-cell>
          <table:table-cell table:style-name="ce68" office:value-type="string" calcext:value-type="string">
            <text:p>Дія</text:p>
          </table:table-cell>
          <table:table-cell table:style-name="ce68" office:value-type="string" calcext:value-type="string">
            <text:p>База 1</text:p>
          </table:table-cell>
          <table:table-cell table:style-name="ce68" office:value-type="string" calcext:value-type="string">
            <text:p>База 2</text:p>
          </table:table-cell>
          <table:table-cell table:style-name="ce68" office:value-type="string" calcext:value-type="string">
            <text:p>Master</text:p>
          </table:table-cell>
          <table:table-cell table:number-columns-repeated="1019"/>
        </table:table-row>
        <table:table-row table:style-name="ro1">
          <table:table-cell table:style-name="ce59"/>
          <table:table-cell table:style-name="ce69" office:value-type="string" calcext:value-type="string" table:number-columns-spanned="4" table:number-rows-spanned="1">
            <text:p>Записи в БД</text:p>
          </table:table-cell>
          <table:covered-table-cell table:number-columns-repeated="2" table:style-name="ce35"/>
          <table:covered-table-cell table:style-name="ce37"/>
          <table:table-cell table:number-columns-repeated="1019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Сторення, редагування, вимкнення, видалення крона відповідає записам в БД по акаунту. (`account_cron`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70" office:value-type="string" calcext:value-type="string">
            <text:p>Сторення, редагування, вимкнення, видалення крона відповідає записам в БД по акаунту. (`account_cron_scraper`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70" office:value-type="string" calcext:value-type="string">
            <text:p>Сторення, редагування, вимкнення, видалення крона відповідає записам в БД по акаунту. (`account_cron_tags`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71" office:value-type="string" calcext:value-type="string">
            <text:p>Перевірити що записи у "Logs" кнопці відповідають записам у БД, проходам в парсері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"Apply settings to all cronjobs on the tab" працює відповідно вкладки в конкретному акаунті, змінює записи в БД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72" office:value-type="string" calcext:value-type="string" table:number-columns-spanned="4" table:number-rows-spanned="1">
            <text:p>"Feed update" крон</text:p>
          </table:table-cell>
          <table:covered-table-cell table:number-columns-repeated="2" table:style-name="ce35"/>
          <table:covered-table-cell table:style-name="ce37"/>
          <table:table-cell table:number-columns-repeated="1019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71" office:value-type="string" calcext:value-type="string">
            <text:p>Крон "Feed update" запускає оновлення товарів в акаунті, здійснюються записи в БД по таблицям `feeds`, `feed_history`, `feed_update_history`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71" office:value-type="string" calcext:value-type="string">
            <text:p>Оновлення товарів в акаунті здійснюється в черзі 'updateFeedById_mysql_№'' згідно номеру БД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71" office:value-type="string" calcext:value-type="string">
            <text:p>Одночасний запуск черг для різних БД 'updateFeedById_mysql_№' не створює помилок в інформації в акаунті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73" office:value-type="string" calcext:value-type="string">
            <text:p>Перевірити що запуск крона "Feed update" з однаковими `id` на різних базах - не запускає інший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style-name="ce13" office:value-type="string" calcext:value-type="string">
            <text:p>немає однакових айді</text:p>
          </table:table-cell>
          <table:table-cell table:number-columns-repeated="1018"/>
        </table:table-row>
        <table:table-row table:style-name="ro1">
          <table:table-cell table:style-name="ce66" office:value-type="date" office:date-value="2023-01-09" calcext:value-type="date">
            <text:p>9.1</text:p>
          </table:table-cell>
          <table:table-cell table:style-name="ce73" office:value-type="string" calcext:value-type="string">
            <text:p>Перевірити шо фіди с одинаковими айді не запускаются по крону "Feed update" с іншої бази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/>
          <table:table-cell table:style-name="ce13"/>
          <table:table-cell table:number-columns-repeated="1018"/>
        </table:table-row>
        <table:table-row table:style-name="ro1">
          <table:table-cell table:style-name="ce14"/>
          <table:table-cell table:style-name="ce74" office:value-type="string" calcext:value-type="string" table:number-columns-spanned="4" table:number-rows-spanned="1">
            <text:p>"Sync new price" крон</text:p>
          </table:table-cell>
          <table:covered-table-cell table:number-columns-repeated="2" table:style-name="ce35"/>
          <table:covered-table-cell table:style-name="ce37"/>
          <table:table-cell table:number-columns-repeated="10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Запуск "Sync new price" <text:s/>не створює помилок в інформації в акаунті.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71" office:value-type="string" calcext:value-type="string">
            <text:p>"Sync new price" крон синхронізує товари в ак (мантікора, My SQL).</text:p>
          </table:table-cell>
          <table:table-cell table:number-columns-repeated="2" table:style-name="ce31" office:value-type="string" calcext:value-type="string">
            <text:p>fail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/>
          <table:table-cell table:style-name="ce75" office:value-type="string" calcext:value-type="string" table:number-columns-spanned="4" table:number-rows-spanned="1">
            <text:p>"Scraper" крон</text:p>
          </table:table-cell>
          <table:covered-table-cell table:number-columns-repeated="2" table:style-name="ce23"/>
          <table:covered-table-cell table:style-name="ce30"/>
          <table:table-cell table:number-columns-repeated="1019"/>
        </table:table-row>
        <table:table-row table:style-name="ro1">
          <table:table-cell table:style-name="ce59"/>
          <table:table-cell table:style-name="ce76" office:value-type="string" calcext:value-type="string" table:number-columns-spanned="4" table:number-rows-spanned="1">
            <text:p>Перевірити запуск через крони "Scraper" проходів для різних вебшопів - перевірити відповідність часу:</text:p>
          </table:table-cell>
          <table:covered-table-cell table:number-columns-repeated="2" table:style-name="ce35"/>
          <table:covered-table-cell table:style-name="ce37"/>
          <table:table-cell table:number-columns-repeated="1019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77" office:value-type="string" calcext:value-type="string">
            <text:p>Google shopping pp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77" office:value-type="string" calcext:value-type="string">
            <text:p>Google shopping gs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77" office:value-type="string" calcext:value-type="string">
            <text:p>Google shopping full gs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77" office:value-type="string" calcext:value-type="string">
            <text:p>Google SERP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77" office:value-type="string" calcext:value-type="string">
            <text:p>Amazon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7" calcext:value-type="float">
            <text:p>17</text:p>
          </table:table-cell>
          <table:table-cell table:style-name="ce77" office:value-type="string" calcext:value-type="string">
            <text:p>Amazon ASIN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8" calcext:value-type="float">
            <text:p>18</text:p>
          </table:table-cell>
          <table:table-cell table:style-name="ce77" office:value-type="string" calcext:value-type="string">
            <text:p>Manual competitors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9" calcext:value-type="float">
            <text:p>19</text:p>
          </table:table-cell>
          <table:table-cell table:style-name="ce77" office:value-type="string" calcext:value-type="string">
            <text:p>Default competitors</text:p>
          </table:table-cell>
          <table:table-cell table:number-columns-repeated="2" table:style-name="ce28" office:value-type="string" calcext:value-type="string">
            <text:p>skipped</text:p>
          </table:table-cell>
          <table:table-cell table:style-name="ce26" office:value-type="string" calcext:value-type="string">
            <text:p>-</text:p>
          </table:table-cell>
          <table:table-cell table:style-name="ce13" office:value-type="string" calcext:value-type="string">
            <text:p>цього типу вебшопа немає скрапер</text:p>
          </table:table-cell>
          <table:table-cell table:number-columns-repeated="1018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77" office:value-type="string" calcext:value-type="string">
            <text:p>Pricerunner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21" calcext:value-type="float">
            <text:p>21</text:p>
          </table:table-cell>
          <table:table-cell table:style-name="ce77" office:value-type="string" calcext:value-type="string">
            <text:p>Запуск через крони "Scraper" проходів для різних вебшопів в різних акаунтах (спробувати одночасно) не створює помилок.</text:p>
          </table:table-cell>
          <table:table-cell table:number-columns-repeated="2" table:style-name="ce31" office:value-type="string" calcext:value-type="string">
            <text:p>failed</text:p>
          </table:table-cell>
          <table:table-cell table:style-name="ce26" office:value-type="string" calcext:value-type="string">
            <text:p>-</text:p>
          </table:table-cell>
          <table:table-cell table:style-name="ce13" office:value-type="string" calcext:value-type="string">
            <text:p>скоріш за все не пов'язано саме з цим, але розробник дивиться помилки</text:p>
          </table:table-cell>
          <table:table-cell table:number-columns-repeated="1018"/>
        </table:table-row>
        <table:table-row table:style-name="ro1">
          <table:table-cell table:style-name="ce59" office:value-type="float" office:value="22" calcext:value-type="float">
            <text:p>22</text:p>
          </table:table-cell>
          <table:table-cell table:style-name="ce71" office:value-type="string" calcext:value-type="string">
            <text:p>Cron Jobs -&gt; "Scraper" - відображаются всі доступні картки по вебшопам, ті яких немає - не відображаються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23" calcext:value-type="float">
            <text:p>23</text:p>
          </table:table-cell>
          <table:table-cell table:style-name="ce71" office:value-type="string" calcext:value-type="string">
            <text:p>Перевірити що запуск крона "Scraper" з однаковими `id` на різних базах - не запускає інший.</text:p>
          </table:table-cell>
          <table:table-cell table:number-columns-repeated="2" table:style-name="ce28" office:value-type="string" calcext:value-type="string">
            <text:p>skipped</text:p>
          </table:table-cell>
          <table:table-cell table:style-name="ce26" office:value-type="string" calcext:value-type="string">
            <text:p>-</text:p>
          </table:table-cell>
          <table:table-cell table:style-name="ce13" office:value-type="string" calcext:value-type="string">
            <text:p>немає однакових айді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75" office:value-type="string" calcext:value-type="string" table:number-columns-spanned="4" table:number-rows-spanned="1">
            <text:p>"Domain History" крон</text:p>
          </table:table-cell>
          <table:covered-table-cell table:number-columns-repeated="2" table:style-name="ce23"/>
          <table:covered-table-cell table:style-name="ce30"/>
          <table:table-cell table:number-columns-repeated="1019"/>
        </table:table-row>
        <table:table-row table:style-name="ro1">
          <table:table-cell table:style-name="ce59" office:value-type="float" office:value="24" calcext:value-type="float">
            <text:p>24</text:p>
          </table:table-cell>
          <table:table-cell table:style-name="ce71" office:value-type="string" calcext:value-type="string">
            <text:p>Запуск "Domain History" крона запускає "domainSummaryHistory" черги згідно виставленого часу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25" calcext:value-type="float">
            <text:p>25</text:p>
          </table:table-cell>
          <table:table-cell table:style-name="ce71" office:value-type="string" calcext:value-type="string">
            <text:p>Одночасно запустити "Domain History" крон в кількох акаунтах, перевірити чергу "domainSummaryHistory", немає помилок в інформації в акаунті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26" calcext:value-type="float">
            <text:p>26</text:p>
          </table:table-cell>
          <table:table-cell table:style-name="ce71" office:value-type="string" calcext:value-type="string">
            <text:p>Перевірити, що заповнюються таблиці `ds_history`, `ds_history_domains`, `ds_history_domain_indexes`, `ds_history_price_leaders`, `ds_history_settings`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27" calcext:value-type="float">
            <text:p>27</text:p>
          </table:table-cell>
          <table:table-cell table:style-name="ce71" office:value-type="string" calcext:value-type="string">
            <text:p>Перевірити, що зберігається інформація по правильному домену в таблицях (не перемішуються id між базами)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28" calcext:value-type="float">
            <text:p>28</text:p>
          </table:table-cell>
          <table:table-cell table:style-name="ce78" office:value-type="string" calcext:value-type="string">
            <text:p>Змінюються дані в віджетах на ДС сторінці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29" calcext:value-type="float">
            <text:p>29</text:p>
          </table:table-cell>
          <table:table-cell table:style-name="ce78" office:value-type="string" calcext:value-type="string">
            <text:p>Змінюються дані в віджетах на сторінці домена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30" calcext:value-type="float">
            <text:p>30</text:p>
          </table:table-cell>
          <table:table-cell table:style-name="ce78" office:value-type="string" calcext:value-type="string">
            <text:p>Перевірити що запуск крона " Domain History" з однаковими `id` на різних базах - не запускає інший.</text:p>
          </table:table-cell>
          <table:table-cell table:number-columns-repeated="2" table:style-name="ce28" office:value-type="string" calcext:value-type="string">
            <text:p>skipped</text:p>
          </table:table-cell>
          <table:table-cell table:style-name="ce26" office:value-type="string" calcext:value-type="string">
            <text:p>-</text:p>
          </table:table-cell>
          <table:table-cell table:style-name="ce13" office:value-type="string" calcext:value-type="string">
            <text:p>немає однакових айді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72" office:value-type="string" calcext:value-type="string" table:number-columns-spanned="4" table:number-rows-spanned="1">
            <text:p>"Product list" крон</text:p>
          </table:table-cell>
          <table:covered-table-cell table:number-columns-repeated="2" table:style-name="ce35"/>
          <table:covered-table-cell table:style-name="ce37"/>
          <table:table-cell table:number-columns-repeated="1019"/>
        </table:table-row>
        <table:table-row table:style-name="ro1">
          <table:table-cell table:style-name="ce59"/>
          <table:table-cell table:style-name="ce76" office:value-type="string" calcext:value-type="string" table:number-columns-spanned="4" table:number-rows-spanned="1">
            <text:p>Перевірити запуск кронів "Product list" проходів для різних вебшопів - перевірити відповідність часу:</text:p>
          </table:table-cell>
          <table:covered-table-cell table:number-columns-repeated="2" table:style-name="ce35"/>
          <table:covered-table-cell table:style-name="ce37"/>
          <table:table-cell table:number-columns-repeated="1019"/>
        </table:table-row>
        <table:table-row table:style-name="ro1">
          <table:table-cell table:style-name="ce59" office:value-type="float" office:value="31" calcext:value-type="float">
            <text:p>31</text:p>
          </table:table-cell>
          <table:table-cell table:style-name="ce77" office:value-type="string" calcext:value-type="string">
            <text:p>Google shopping pp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32" calcext:value-type="float">
            <text:p>32</text:p>
          </table:table-cell>
          <table:table-cell table:style-name="ce77" office:value-type="string" calcext:value-type="string">
            <text:p>Google SERP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33" calcext:value-type="float">
            <text:p>33</text:p>
          </table:table-cell>
          <table:table-cell table:style-name="ce77" office:value-type="string" calcext:value-type="string">
            <text:p>Default competitors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34" calcext:value-type="float">
            <text:p>34</text:p>
          </table:table-cell>
          <table:table-cell table:style-name="ce77" office:value-type="string" calcext:value-type="string">
            <text:p>Amazon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35" calcext:value-type="float">
            <text:p>35</text:p>
          </table:table-cell>
          <table:table-cell table:style-name="ce77" office:value-type="string" calcext:value-type="string">
            <text:p>Amazon ASIN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36" calcext:value-type="float">
            <text:p>36</text:p>
          </table:table-cell>
          <table:table-cell table:style-name="ce77" office:value-type="string" calcext:value-type="string">
            <text:p>Pricerunner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37" calcext:value-type="float">
            <text:p>37</text:p>
          </table:table-cell>
          <table:table-cell table:style-name="ce77" office:value-type="string" calcext:value-type="string">
            <text:p>Перевірити що не створюються картки "Product list" крона для мануальних та gs, full gs конкурентів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38" calcext:value-type="float">
            <text:p>38</text:p>
          </table:table-cell>
          <table:table-cell table:style-name="ce71" office:value-type="string" calcext:value-type="string">
            <text:p>Перевірити, що при зміні типу ціні GS картка "Product list" доступна (недоступна)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39" calcext:value-type="float">
            <text:p>39</text:p>
          </table:table-cell>
          <table:table-cell table:style-name="ce71" office:value-type="string" calcext:value-type="string">
            <text:p>Перевірити що не запускається крон "Product list" після зміни типу ціни на gs ціни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1" office:value-type="string" calcext:value-type="string">
            <text:p>Перевірити що в Cron Jobs -&gt; "Product list" - відображаются всі доступні картки по вебшопам, ті яких немає - не відображаються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41" calcext:value-type="float">
            <text:p>41</text:p>
          </table:table-cell>
          <table:table-cell table:style-name="ce71" office:value-type="string" calcext:value-type="string">
            <text:p>Перевірити що запуск крона "Product list" з однаковими `id` на різних базах - не запускає інший.</text:p>
          </table:table-cell>
          <table:table-cell table:number-columns-repeated="2" table:style-name="ce28" office:value-type="string" calcext:value-type="string">
            <text:p>skipped</text:p>
          </table:table-cell>
          <table:table-cell table:style-name="ce26" office:value-type="string" calcext:value-type="string">
            <text:p>-</text:p>
          </table:table-cell>
          <table:table-cell table:style-name="ce13" office:value-type="string" calcext:value-type="string">
            <text:p>немає однакових айді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75" office:value-type="string" calcext:value-type="string" table:number-columns-spanned="4" table:number-rows-spanned="1">
            <text:p>"Tags" крон</text:p>
          </table:table-cell>
          <table:covered-table-cell table:number-columns-repeated="2" table:style-name="ce23"/>
          <table:covered-table-cell table:style-name="ce30"/>
          <table:table-cell table:number-columns-repeated="1019"/>
        </table:table-row>
        <table:table-row table:style-name="ro1">
          <table:table-cell table:style-name="ce59" office:value-type="float" office:value="42" calcext:value-type="float">
            <text:p>42</text:p>
          </table:table-cell>
          <table:table-cell table:style-name="ce71" office:value-type="string" calcext:value-type="string">
            <text:p>Перевірити що "Tags" крон картки немає в акаунті без тегів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43" calcext:value-type="float">
            <text:p>43</text:p>
          </table:table-cell>
          <table:table-cell table:style-name="ce71" office:value-type="string" calcext:value-type="string">
            <text:p>Перевірити що "Tags" крон картки для всіх тегів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44" calcext:value-type="float">
            <text:p>44</text:p>
          </table:table-cell>
          <table:table-cell table:style-name="ce71" office:value-type="string" calcext:value-type="string">
            <text:p>Перевірити що "Tags" крон не запускається для gs цін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45" calcext:value-type="float">
            <text:p>45</text:p>
          </table:table-cell>
          <table:table-cell table:style-name="ce71" office:value-type="string" calcext:value-type="string">
            <text:p>Перевірити що запуск крона "Tags" з однаковими `id` на різних базах - не запускає інший.</text:p>
          </table:table-cell>
          <table:table-cell table:number-columns-repeated="2" table:style-name="ce28" office:value-type="string" calcext:value-type="string">
            <text:p>skipped</text:p>
          </table:table-cell>
          <table:table-cell table:style-name="ce26" office:value-type="string" calcext:value-type="string">
            <text:p>-</text:p>
          </table:table-cell>
          <table:table-cell table:style-name="ce13" office:value-type="string" calcext:value-type="string">
            <text:p>немає однакових айді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72" office:value-type="string" calcext:value-type="string" table:number-columns-spanned="4" table:number-rows-spanned="1">
            <text:p>Перевірити запуск "Tags" крону згідно виставленого часу у різних вебшопах:</text:p>
          </table:table-cell>
          <table:covered-table-cell table:number-columns-repeated="2" table:style-name="ce35"/>
          <table:covered-table-cell table:style-name="ce37"/>
          <table:table-cell table:number-columns-repeated="1019"/>
        </table:table-row>
        <table:table-row table:style-name="ro1">
          <table:table-cell table:style-name="ce59" office:value-type="float" office:value="46" calcext:value-type="float">
            <text:p>46</text:p>
          </table:table-cell>
          <table:table-cell table:style-name="ce77" office:value-type="string" calcext:value-type="string">
            <text:p>Google shopping pp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47" calcext:value-type="float">
            <text:p>47</text:p>
          </table:table-cell>
          <table:table-cell table:style-name="ce77" office:value-type="string" calcext:value-type="string">
            <text:p>Google SERP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48" calcext:value-type="float">
            <text:p>48</text:p>
          </table:table-cell>
          <table:table-cell table:style-name="ce77" office:value-type="string" calcext:value-type="string">
            <text:p>Default competitors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49" calcext:value-type="float">
            <text:p>49</text:p>
          </table:table-cell>
          <table:table-cell table:style-name="ce77" office:value-type="string" calcext:value-type="string">
            <text:p>Amazon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77" office:value-type="string" calcext:value-type="string">
            <text:p>Amazon ASIN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1" calcext:value-type="float">
            <text:p>51</text:p>
          </table:table-cell>
          <table:table-cell table:style-name="ce77" office:value-type="string" calcext:value-type="string">
            <text:p>Default competitors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2" calcext:value-type="float">
            <text:p>52</text:p>
          </table:table-cell>
          <table:table-cell table:style-name="ce77" office:value-type="string" calcext:value-type="string">
            <text:p>Pricerunner</text:p>
          </table:table-cell>
          <table:table-cell table:style-name="ce27" office:value-type="string" calcext:value-type="string">
            <text:p>passed</text:p>
          </table:table-cell>
          <table:table-cell table:style-name="ce79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3" calcext:value-type="float">
            <text:p>53</text:p>
          </table:table-cell>
          <table:table-cell table:style-name="ce78" office:value-type="string" calcext:value-type="string">
            <text:p>Перевірити, що зміна назви тега змінює назву крона.</text:p>
          </table:table-cell>
          <table:table-cell table:style-name="ce27" office:value-type="string" calcext:value-type="string">
            <text:p>passed</text:p>
          </table:table-cell>
          <table:table-cell table:style-name="ce79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/>
          <table:table-cell table:style-name="ce72" office:value-type="string" calcext:value-type="string" table:number-columns-spanned="4" table:number-rows-spanned="1">
            <text:p>Статуси акаунта</text:p>
          </table:table-cell>
          <table:covered-table-cell table:number-columns-repeated="2" table:style-name="ce35"/>
          <table:covered-table-cell table:style-name="ce37"/>
          <table:table-cell table:number-columns-repeated="1019"/>
        </table:table-row>
        <table:table-row table:style-name="ro1">
          <table:table-cell table:style-name="ce59" office:value-type="float" office:value="54" calcext:value-type="float">
            <text:p>54</text:p>
          </table:table-cell>
          <table:table-cell table:style-name="ce71" office:value-type="string" calcext:value-type="string">
            <text:p>Перевірити що не запускаються крони в Suspended акаунті.</text:p>
          </table:table-cell>
          <table:table-cell table:style-name="ce27" office:value-type="string" calcext:value-type="string">
            <text:p>passed</text:p>
          </table:table-cell>
          <table:table-cell table:style-name="ce79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5" calcext:value-type="float">
            <text:p>55</text:p>
          </table:table-cell>
          <table:table-cell table:style-name="ce71" office:value-type="string" calcext:value-type="string">
            <text:p>Перевірити що не запускається Scraper та Feed Update <text:s/>у Frozen акаунті.</text:p>
          </table:table-cell>
          <table:table-cell table:style-name="ce27" office:value-type="string" calcext:value-type="string">
            <text:p>passed</text:p>
          </table:table-cell>
          <table:table-cell table:style-name="ce79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/>
          <table:table-cell table:style-name="ce72" office:value-type="string" calcext:value-type="string" table:number-columns-spanned="4" table:number-rows-spanned="1">
            <text:p>Загальне</text:p>
          </table:table-cell>
          <table:covered-table-cell table:number-columns-repeated="2" table:style-name="ce35"/>
          <table:covered-table-cell table:style-name="ce37"/>
          <table:table-cell table:number-columns-repeated="1019"/>
        </table:table-row>
        <table:table-row table:style-name="ro1">
          <table:table-cell table:style-name="ce59" office:value-type="float" office:value="56" calcext:value-type="float">
            <text:p>56</text:p>
          </table:table-cell>
          <table:table-cell table:style-name="ce77" office:value-type="string" calcext:value-type="string">
            <text:p>Перевірити що не відображаються крони в акаунті без вебшопів </text:p>
          </table:table-cell>
          <table:table-cell table:style-name="ce27" office:value-type="string" calcext:value-type="string">
            <text:p>passed</text:p>
          </table:table-cell>
          <table:table-cell table:style-name="ce79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7" calcext:value-type="float">
            <text:p>57</text:p>
          </table:table-cell>
          <table:table-cell table:style-name="ce77" office:value-type="string" calcext:value-type="string">
            <text:p>Перевірити, що Cron jobs -&gt; "Next run date" відповідає часу по Данії</text:p>
          </table:table-cell>
          <table:table-cell table:style-name="ce27" office:value-type="string" calcext:value-type="string">
            <text:p>passed</text:p>
          </table:table-cell>
          <table:table-cell table:style-name="ce79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8" calcext:value-type="float">
            <text:p>58</text:p>
          </table:table-cell>
          <table:table-cell table:style-name="ce77" office:value-type="string" calcext:value-type="string">
            <text:p>Перевірити, що "Logs" кнопка без виконаних проходів не відображає інформації.</text:p>
          </table:table-cell>
          <table:table-cell table:style-name="ce27" office:value-type="string" calcext:value-type="string">
            <text:p>passed</text:p>
          </table:table-cell>
          <table:table-cell table:style-name="ce79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9" calcext:value-type="float">
            <text:p>59</text:p>
          </table:table-cell>
          <table:table-cell table:style-name="ce77" office:value-type="string" calcext:value-type="string">
            <text:p>Перевірити , що виставлення невалідних (пустих) даних для полів часу проходу не створять помилок та невірних кронів.</text:p>
          </table:table-cell>
          <table:table-cell table:style-name="ce27" office:value-type="string" calcext:value-type="string">
            <text:p>passed</text:p>
          </table:table-cell>
          <table:table-cell table:style-name="ce79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3">
          <table:table-cell table:style-name="ce67"/>
          <table:table-cell table:number-columns-repeated="3"/>
          <table:table-cell table:style-name="ce29"/>
          <table:table-cell table:number-columns-repeated="1019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etitor statistics" table:style-name="ta15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" table:number-columns-repeated="1017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Взяти три акаунти з різних БД (однаковий геотаргет), де є домени з однаковим `name` </text:p>
          </table:table-cell>
          <table:table-cell table:number-columns-repeated="2"/>
          <table:table-cell table:style-name="ce56" office:value-type="string" calcext:value-type="string">
            <text:p>passed</text:p>
          </table:table-cell>
          <table:table-cell/>
          <table:table-cell table:style-name="ce82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<text:span text:style-name="T4">В акаунтах є різні вебшопи. АЛЕ </text:span><text:span text:style-name="T7">В СТАТИСТИЦІ РАХУЄТЬСЯ ТІЛЬКИ ГШ!</text:span><text:span text:style-name="T8">!!</text:span></text:p>
          </table:table-cell>
          <table:table-cell table:number-columns-repeated="2"/>
          <table:table-cell table:style-name="ce57" office:value-type="string" calcext:value-type="string">
            <text:p>failed</text:p>
          </table:table-cell>
          <table:table-cell/>
          <table:table-cell table:style-name="ce82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Взяти три акаунти з різних БД (різні геотаргети) Для перевірки використонаго IPV6</text:p>
          </table:table-cell>
          <table:table-cell table:number-columns-repeated="2"/>
          <table:table-cell table:style-name="ce58" office:value-type="string" calcext:value-type="string">
            <text:p>skipped</text:p>
          </table:table-cell>
          <table:table-cell/>
          <table:table-cell table:style-name="ce8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1"/>
          <table:table-cell table:number-columns-repeated="1022"/>
        </table:table-row>
        <table:table-row table:style-name="ro1">
          <table:table-cell table:style-name="ce13"/>
          <table:table-cell table:style-name="ce29" table:number-columns-repeated="4"/>
          <table:table-cell table:number-columns-repeated="1019"/>
        </table:table-row>
        <table:table-row table:style-name="ro1">
          <table:table-cell table:style-name="ce14"/>
          <table:table-cell table:style-name="ce53" office:value-type="string" calcext:value-type="string">
            <text:p>Дія</text:p>
          </table:table-cell>
          <table:table-cell table:style-name="ce53" office:value-type="string" calcext:value-type="string">
            <text:p>База 1</text:p>
          </table:table-cell>
          <table:table-cell table:style-name="ce53" office:value-type="string" calcext:value-type="string">
            <text:p>База 2</text:p>
          </table:table-cell>
          <table:table-cell table:style-name="ce53" office:value-type="string" calcext:value-type="string">
            <text:p>Master</text:p>
          </table:table-cell>
          <table:table-cell table:number-columns-repeated="1019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Перевірити, що дефолтно відображається свій акаунт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13" office:value-type="string" calcext:value-type="string">
            <text:p>SELECT `data`, `created`, `accounts`.`name` as `account_name`, `geotargets`.`name` as `geotarget_name` from `competitor_statistic_logger` inner join accounts on `competitor_statistic_logger`.`account_id` = `accounts`.`id` inner join geotargets on `accounts`.`geotarget_id` = `geotargets`.`id` where competitor_statistic_logger.account_id = account_id and `created` between '2023-03-31' and '2023-04-07'</text:p>
          </table:table-cell>
          <table:table-cell table:number-columns-repeated="1017"/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71" office:value-type="string" calcext:value-type="string">
            <text:p>Немає помилок при пошуку, перегляді данних акаунта з іншої БД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80"/>
          <table:table-cell table:number-columns-repeated="1017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71" office:value-type="string" calcext:value-type="string">
            <text:p>Геотаргет відповідає геотаргету акаунта, що переглядаєш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13" office:value-type="string" calcext:value-type="string">
            <text:p>SELECT * FROM `competitor_statistic_logger` WHERE `account_id` = account_id</text:p>
          </table:table-cell>
          <table:table-cell table:number-columns-repeated="1017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71" office:value-type="string" calcext:value-type="string">
            <text:p>Дефолтний діапазон часу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Перевірити що доменні зони та лічильники відповідають кількості нових конкурентів в акаунті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83" office:value-type="string" calcext:value-type="string">
            <text:p>SELECT `domain`, expansion, COUNT(domain_id) AS count FROM `competitors` INNER JOIN domains ON domains.id = competitors.domain_id WHERE account_id = 11143 and sitemap_type = "googleShopping" GROUP BY `domain` ORDER BY domain ASC;</text:p>
          </table:table-cell>
          <table:table-cell table:number-columns-repeated="1017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71" office:value-type="string" calcext:value-type="string">
            <text:p>Виставлений діапазон часу відповідає статистиці на сторінці (дати)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71" office:value-type="string" calcext:value-type="string">
            <text:p>Статискика відповідає діапазону часу та конкурентам в акаунті за обранний діапазон (домені зони)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84" office:value-type="string" calcext:value-type="string">
            <text:p><text:a xlink:href="https://dev.priceshape.dk/phpAdmin/url.php?url=https://dev.mysql.com/doc/refman/5.7/en/select.html" xlink:type="simple">SELECT expansion, COUNT(domain_id) AS count FROM `competitors` INNER JOIN domains ON domains.id = competitors.domain_id WHERE account_id = 11143 and sitemap_type = "googleShopping" GROUP BY `expansion` ORDER BY count DESC;</text:a></text:p>
          </table:table-cell>
          <table:table-cell table:number-columns-repeated="1017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71" office:value-type="string" calcext:value-type="string">
            <text:p>Пагінація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71" office:value-type="string" calcext:value-type="string">
            <text:p>Дати відповідають проходам, коли додались нові конкуренти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В акаунті без конкурентів немає записів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71" office:value-type="string" calcext:value-type="string">
            <text:p>Немає записів за період, коли не було конкурентів (не був створений акаунт)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71" office:value-type="string" calcext:value-type="string">
            <text:p>Перевірити IPV6 співпадає з гео аккаунту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80" office:value-type="string" calcext:value-type="string">
            <text:p>SELECT LEFT(ipv6, 15)as geo FROM `google_shopping_links_logger` WHERE `scraping_job_id` = scraping_job_id GROUP BY geo</text:p>
          </table:table-cell>
          <table:table-cell table:number-columns-repeated="1017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71" office:value-type="string" calcext:value-type="string">
            <text:p>Перевірити, що в лічильниках немає дублікатів в доменах з одним `name` та разними id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85" office:value-type="string" calcext:value-type="string">
            <text:p><text:a xlink:href="https://web-db.priceshape.dk/phpmyadmin/url.php?url=https://dev.mysql.com/doc/refman/5.7/en/select.html" xlink:type="simple">SELECT * FROM `geotargets` WHERE `ipv6_scraper` LIKE '%IP_RESULTS%'</text:a></text:p>
          </table:table-cell>
          <table:table-cell table:number-columns-repeated="1017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71" office:value-type="string" calcext:value-type="string">
            <text:p>Перевірити що в пошуку відображаються всі не МВ акаунти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71" office:value-type="string" calcext:value-type="string">
            <text:p>Перевірити, що в лічильниках не враховуються зайві domain `id` з іншої БД .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84" office:value-type="string" calcext:value-type="string">
            <text:p><text:a xlink:href="https://dev.priceshape.dk/phpAdmin/url.php?url=https://dev.mysql.com/doc/refman/5.7/en/select.html" xlink:type="simple">SELECT `domain`,domain_id, expansion, COUNT(domain_id) AS count FROM `competitors` INNER JOIN domains ON domains.id = competitors.domain_id WHERE account_id = 11143 and sitemap_type = "googleShopping" GROUP BY `domain` ORDER BY domain ASC;</text:a></text:p>
          </table:table-cell>
          <table:table-cell table:number-columns-repeated="1017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71" office:value-type="string" calcext:value-type="string">
            <text:p>Перевірити сортування по даті</text:p>
          </table:table-cell>
          <table:table-cell table:number-columns-repeated="2" table:style-name="ce56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Адмін сторінки " table:style-name="ta16">
        <table:table-column table:style-name="co10" table:default-cell-style-name="Default"/>
        <table:table-column table:style-name="co2" table:number-columns-repeated="1023" table:default-cell-style-name="Default"/>
        <table:table-row table:style-name="ro1">
          <table:table-cell table:style-name="ce86" office:value-type="string" calcext:value-type="string" table:number-columns-spanned="4" table:number-rows-spanned="1">
            <text:p>User activities</text:p>
          </table:table-cell>
          <table:covered-table-cell table:number-columns-repeated="2" table:style-name="ce35"/>
          <table:covered-table-cell table:style-name="ce37"/>
          <table:table-cell/>
          <table:table-cell table:style-name="ce7" office:value-type="string" calcext:value-type="string">
            <text:p>passed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/>
          <table:table-cell table:style-name="ce40"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Переконатись, що при відкритті сторінки відображаються дані з поточного акаунту і в дропдауні акаунтів відображається тільки </text:p>
            <text:p>поточний акаунт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41" office:value-type="string" calcext:value-type="string">
            <text:p>skipp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Відкрити сторінку в акаунтах з різних баз (переконатись, що відображаються вірні дані та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51" office:value-type="string" calcext:value-type="string">
            <text:p>failed / passed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Перевірити пагінацію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брати акаунт і різних користувачів (переконатись, що відображаються вірні дані та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ошук, фільтра та кнопку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йти на сторінку як адмін, світчнувшись в юзера без прикріплених акаунтів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 table:number-columns-spanned="4" table:number-rows-spanned="1">
            <text:p>Notifications</text:p>
          </table:table-cell>
          <table:covered-table-cell table:number-columns-repeated="2" table:style-name="ce35"/>
          <table:covered-table-cell table:style-name="ce37"/>
          <table:table-cell table:number-columns-repeated="1020"/>
        </table:table-row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ідкрити сторінку в акаунтах з різних баз (переконатись, що відображаються всі дані з усіх акаунтів та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агінацію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ошук, фільтра та дату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брати різні акаунти з різних баз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йти на сторінку як адмін, світчнувшись в юзера без прикріплених акаунтів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 table:number-columns-spanned="4" table:number-rows-spanned="1">
            <text:p>Competitor domains</text:p>
          </table:table-cell>
          <table:covered-table-cell table:number-columns-repeated="2" table:style-name="ce35"/>
          <table:covered-table-cell table:style-name="ce37"/>
          <table:table-cell table:number-columns-repeated="1020"/>
        </table:table-row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йти на сторінку як адмін, світчнувшись в юзера без прикріплених акаунтів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потрібні домени на дані про них відображаються на сторінц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Змінити дані доменів та переконатись, що зміни запитались в потріб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ошук та фільтра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 table:number-columns-spanned="4" table:number-rows-spanned="1">
            <text:p>Products strategy</text:p>
          </table:table-cell>
          <table:covered-table-cell table:number-columns-repeated="2" table:style-name="ce35"/>
          <table:covered-table-cell table:style-name="ce37"/>
          <table:table-cell table:number-columns-repeated="1020"/>
        </table:table-row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при відкритті сторінки відображаються дані з поточного акаунту, а в дропдауні акаунтів відображається всі </text:p>
            <text:p>акаунти зі всіх баз, в яких є стратегії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ідкрити сторінку в акаунтах з різних баз (переконатись, що відображаються вірні дані та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агінацію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брати різні акаунти (переконатись, що відображаються вірні дані та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ошук та кнопку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йти на сторінку як адмін, світчнувшись в юзера без прикріплених акаунтів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 table:number-columns-spanned="4" table:number-rows-spanned="1">
            <text:p>Soft deleted</text:p>
          </table:table-cell>
          <table:covered-table-cell table:number-columns-repeated="2" table:style-name="ce35"/>
          <table:covered-table-cell table:style-name="ce37"/>
          <table:table-cell table:number-columns-repeated="1020"/>
        </table:table-row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йти на сторінку як адмін, світчнувшись в юзера без прикріплених акаунтів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Створити шаблон в прикріпленому акаунті та переконатись, що сутність була створена в потріб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Створити шаблон в неприкріпленому акаунті та переконатись, що сутність була створена в потріб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ідредагувати шаблон в прикріпленому акаунті та переконатись, що зміни відбулись в потріб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ідредагувати шаблон в неприкріпленому акаунті та переконатись, що зміни відбулись в потріб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потрібні фільтри відображаються в потрібних акаунта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М'яковидалити конкурента та переконатись, що зміни відбулись в потріб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ідновити м'яковидаленого конкурента та переконатись, що зміни відбулись в потріб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далити шаблон в прикріпленому акаунті та переконатись, що сутність була видалена в потріб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далити шаблон в неприкріпленому акаунті та переконатись, що сутність була видалена в потріб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ідновити всі м'яковидалені конкуренти та переконатись, що зміни відбулись в потрібній баз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 table:number-columns-spanned="4" table:number-rows-spanned="1">
            <text:p>Analytics admin panel</text:p>
          </table:table-cell>
          <table:covered-table-cell table:number-columns-repeated="2" table:style-name="ce35"/>
          <table:covered-table-cell table:style-name="ce37"/>
          <table:table-cell table:number-columns-repeated="1020"/>
        </table:table-row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йти на сторінку як адмін, світчнувшись в юзера без прикріплених акаунтів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при відкритті сторінки в різних акаунтах відкривається пуста сторінка без вибраного акаунта та немає помилок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, що в дропдауні відображаються всі акаунти з вмикнутою ГА з усіх баз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ошук, календар, дропдауни, кнопки на сторінц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агінацію на сторінц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сортування на сторінц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, що виводяться вірні дан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29"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86" office:value-type="string" calcext:value-type="string" table:number-columns-spanned="4" table:number-rows-spanned="1">
            <text:p>Admin panel</text:p>
          </table:table-cell>
          <table:covered-table-cell table:number-columns-repeated="2" table:style-name="ce35"/>
          <table:covered-table-cell table:style-name="ce37"/>
          <table:table-cell table:number-columns-repeated="1020"/>
        </table:table-row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йти на сторінку як адмін, світчнувшись в юзера без прикріплених акаунтів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при відкритті сторінки відображається тільки поточний акаунт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равильність даних, що відображаються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брати різні акаунти з різних баз (переконатись, що відображаються вірні дані та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агінацію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Перевірити експорт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, що в дропдауні відображаються всі акаунти з усіх баз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зміну порядку колонок а таблиці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 table:number-columns-spanned="4" table:number-rows-spanned="1">
            <text:p>Competitors statistics</text:p>
          </table:table-cell>
          <table:covered-table-cell table:number-columns-repeated="2" table:style-name="ce35"/>
          <table:covered-table-cell table:style-name="ce37"/>
          <table:table-cell table:number-columns-repeated="1020"/>
        </table:table-row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йти на сторінку як адмін, світчнувшись в юзера без прикріплених акаунтів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при відкритті сторінки відображається поточний акаунт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равильність даних, що відображаються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ибрати різні акаунти з різних баз (переконатись, що відображаються вірні дані та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, що в дропдауні відображаються всі акаунти з усіх баз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агінацію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календар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сортування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 table:number-columns-spanned="4" table:number-rows-spanned="1">
            <text:p>Check if exists</text:p>
          </table:table-cell>
          <table:covered-table-cell table:number-columns-repeated="2" table:style-name="ce35"/>
          <table:covered-table-cell table:style-name="ce37"/>
          <table:table-cell table:number-columns-repeated="1020"/>
        </table:table-row>
        <table:table-row table:style-name="ro1">
          <table:table-cell table:style-name="ce48" office:value-type="string" calcext:value-type="string">
            <text:p>Дія</text:p>
          </table:table-cell>
          <table:table-cell table:style-name="ce48" office:value-type="string" calcext:value-type="string">
            <text:p>База 1</text:p>
          </table:table-cell>
          <table:table-cell table:style-name="ce48" office:value-type="string" calcext:value-type="string">
            <text:p>База 2</text:p>
          </table:table-cell>
          <table:table-cell table:style-name="ce48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йти на сторінку як адмін, світчнувшись в юзера без прикріплених акаунтів (переконатись, що немає помилок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конатись, що при відкритті відображається пуста сторінка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ошук потрібних доменів (переконатись, що відображаються дані з усіх можливих акаунтів)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ошук потрібних брендів (переконатись, що відображаються дані з усіх можливих акаунтів)</text:p>
          </table:table-cell>
          <table:table-cell table:number-columns-repeated="2" table:style-name="ce40" office:value-type="string" calcext:value-type="string">
            <text:p>fail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Перевірити правильність дани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maps and webshops" table:style-name="ta17">
        <table:table-column table:style-name="co24" table:default-cell-style-name="Default"/>
        <table:table-column table:style-name="co2" table:number-columns-repeated="1023" table:default-cell-style-name="Default"/>
        <table:table-row table:style-name="ro1">
          <table:table-cell table:style-name="ce88" office:value-type="string" calcext:value-type="string">
            <text:p>Default </text:p>
          </table:table-cell>
          <table:table-cell table:style-name="ce91" table:number-columns-repeated="3"/>
          <table:table-cell table:number-columns-repeated="1020"/>
        </table:table-row>
        <table:table-row table:style-name="ro1">
          <table:table-cell table:style-name="ce34" office:value-type="string" calcext:value-type="string">
            <text:p>Проверка </text:p>
          </table:table-cell>
          <table:table-cell table:style-name="ce92" office:value-type="string" calcext:value-type="string">
            <text:p>База 1 </text:p>
          </table:table-cell>
          <table:table-cell table:style-name="ce92" office:value-type="string" calcext:value-type="string">
            <text:p>База 2</text:p>
          </table:table-cell>
          <table:table-cell table:style-name="ce92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Создание Webshop и проверить что отображается в нужной базе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Проверить роботу кронов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Создать вебшоп с двумя картами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Проверить роботу кронов для вебшопа с двумя картами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Проверить пушнотификации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3"/>
          <table:table-cell table:number-columns-repeated="1020"/>
        </table:table-row>
        <table:table-row table:style-name="ro1">
          <table:table-cell table:style-name="ce34" office:value-type="string" calcext:value-type="string">
            <text:p>Проверить живые нотификации</text:p>
          </table:table-cell>
          <table:table-cell table:number-columns-repeated="2" table:style-name="ce9" office:value-type="string" calcext:value-type="string">
            <text:p>skipp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Проверить сбор частичных рекомендаций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Удаление вебшопа в одной базе как это отразится на других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Редактирование вебшопов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/>
          <table:table-cell table:style-name="ce93" table:number-columns-repeated="3"/>
          <table:table-cell table:number-columns-repeated="1020"/>
        </table:table-row>
        <table:table-row table:style-name="ro1">
          <table:table-cell table:style-name="ce88" office:value-type="string" calcext:value-type="string">
            <text:p>Manual cart</text:p>
          </table:table-cell>
          <table:table-cell table:style-name="ce94" table:number-columns-repeated="3"/>
          <table:table-cell table:number-columns-repeated="1020"/>
        </table:table-row>
        <table:table-row table:style-name="ro1">
          <table:table-cell table:style-name="ce6"/>
          <table:table-cell table:style-name="ce95" office:value-type="string" calcext:value-type="string">
            <text:p>База 1 </text:p>
          </table:table-cell>
          <table:table-cell table:style-name="ce95" office:value-type="string" calcext:value-type="string">
            <text:p>База 2</text:p>
          </table:table-cell>
          <table:table-cell table:style-name="ce95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Создание карты (вебшопа) каждым из способов и проверить что отображается в нужной базе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Добавления мануальных конкурентов в верную базу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Проверить роботу кронов - все типы кронов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2">
          <table:table-cell table:style-name="ce34"/>
          <table:table-cell table:style-name="ce96" table:number-columns-repeated="3"/>
          <table:table-cell table:number-columns-repeated="1020"/>
        </table:table-row>
        <table:table-row table:style-name="ro1">
          <table:table-cell table:style-name="ce89" office:value-type="string" calcext:value-type="string">
            <text:p>Velka, Pricerunner, Prisjakt</text:p>
          </table:table-cell>
          <table:table-cell table:style-name="ce97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95" office:value-type="string" calcext:value-type="string">
            <text:p>База 1 </text:p>
          </table:table-cell>
          <table:table-cell table:style-name="ce95" office:value-type="string" calcext:value-type="string">
            <text:p>База 2</text:p>
          </table:table-cell>
          <table:table-cell table:style-name="ce95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Создание вепшопа и карты и проверить что отображается в нужной базе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Взаемодействие с конкурентами с этих типов карт - отправка на перепарсинг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Проверить роботу кронов 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9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0"/>
          <table:table-cell table:style-name="ce96" table:number-columns-repeated="3"/>
          <table:table-cell table:number-columns-repeated="1020"/>
        </table:table-row>
        <table:table-row table:style-name="ro1" table:number-rows-repeated="975">
          <table:table-cell table:style-name="ce6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tical path " table:style-name="ta18">
        <table:table-column table:style-name="co2" table:default-cell-style-name="Default"/>
        <table:table-column table:style-name="co25" table:default-cell-style-name="Default"/>
        <table:table-column table:style-name="co2" table:number-columns-repeated="1022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Взяти три акаунти з різних БД </text:p>
          </table:table-cell>
          <table:table-cell table:number-columns-repeated="2"/>
          <table:table-cell table:style-name="ce56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7" office:value-type="string" calcext:value-type="string">
            <text:p>faile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8" office:value-type="string" calcext:value-type="string">
            <text:p>skipp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1"/>
          <table:table-cell table:number-columns-repeated="1022"/>
        </table:table-row>
        <table:table-row table:style-name="ro1">
          <table:table-cell table:style-name="ce13"/>
          <table:table-cell table:style-name="ce29" table:number-columns-repeated="4"/>
          <table:table-cell table:number-columns-repeated="1019"/>
        </table:table-row>
        <table:table-row table:style-name="ro1">
          <table:table-cell table:style-name="ce14"/>
          <table:table-cell table:style-name="ce53" office:value-type="string" calcext:value-type="string">
            <text:p>Дія</text:p>
          </table:table-cell>
          <table:table-cell table:style-name="ce53" office:value-type="string" calcext:value-type="string">
            <text:p>База 1</text:p>
          </table:table-cell>
          <table:table-cell table:style-name="ce53" office:value-type="string" calcext:value-type="string">
            <text:p>База 2</text:p>
          </table:table-cell>
          <table:table-cell table:style-name="ce53" office:value-type="string" calcext:value-type="string">
            <text:p>Master</text:p>
          </table:table-cell>
          <table:table-cell table:number-columns-repeated="1019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99" office:value-type="string" calcext:value-type="string">
            <text:p>Создать админа.</text:p>
          </table:table-cell>
          <table:table-cell table:style-name="ce61" table:number-columns-repeated="3"/>
          <table:table-cell table:number-columns-repeated="1019"/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99" office:value-type="string" calcext:value-type="string">
            <text:p>Создать аккаунт.</text:p>
          </table:table-cell>
          <table:table-cell table:number-columns-repeated="3" table:style-name="ce7" office:value-type="string" calcext:value-type="string">
            <text:p>passed</text:p>
          </table:table-cell>
          <table:table-cell table:number-columns-repeated="1019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99" office:value-type="string" calcext:value-type="string">
            <text:p>Залогиниться в админа и перейти в созданный аккаунт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99" office:value-type="string" calcext:value-type="string">
            <text:p>Добавить датафид в аккаунт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99" office:value-type="string" calcext:value-type="string">
            <text:p>Добавить вебшоп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99" office:value-type="string" calcext:value-type="string">
            <text:p>Добавить рекомендации в продукт лист (создать матч)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99" office:value-type="string" calcext:value-type="string">
            <text:p>Создать стратегию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99" office:value-type="string" calcext:value-type="string">
            <text:p>Создать динамический тег (открыть доступы)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99" office:value-type="string" calcext:value-type="string">
            <text:p>Экспортировать продукты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99" office:value-type="string" calcext:value-type="string">
            <text:p>Создать статус репорт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99" office:value-type="string" calcext:value-type="string">
            <text:p>Удалить несколько матчей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99" office:value-type="string" calcext:value-type="string">
            <text:p>Присоединить аккаунт к админу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61"/>
          <table:table-cell table:number-columns-repeated="1019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99" office:value-type="string" calcext:value-type="string">
            <text:p>Проверить виджеты на странице DS (открыть доступы)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99" office:value-type="string" calcext:value-type="string">
            <text:p>Проверить виджеты на дашборде.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99" office:value-type="string" calcext:value-type="string">
            <text:p>Создать мануальный матч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99" office:value-type="string" calcext:value-type="string">
            <text:p>Проверить что изменения с парсера обновляют, удаляют, восстанавливают товары-конкурент</text:p>
          </table:table-cell>
          <table:table-cell table:style-name="ce61" table:number-columns-repeated="2"/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7" calcext:value-type="float">
            <text:p>17</text:p>
          </table:table-cell>
          <table:table-cell table:style-name="ce99" office:value-type="string" calcext:value-type="string">
            <text:p>Проверить что обновления фида по крону добавляет, мягко удаляет товар, восстанавливает товар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9" office:value-type="float" office:value="18" calcext:value-type="float">
            <text:p>18</text:p>
          </table:table-cell>
          <table:table-cell table:style-name="ce99" office:value-type="string" calcext:value-type="string">
            <text:p>Проверить api</text:p>
          </table:table-cell>
          <table:table-cell table:number-columns-repeated="2" table:style-name="ce7" office:value-type="string" calcext:value-type="string">
            <text:p>passed</text:p>
          </table:table-cell>
          <table:table-cell table:style-name="ce26" office:value-type="string" calcext:value-type="string">
            <text:p>-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azon " table:style-name="ta19">
        <table:table-column table:style-name="co26" table:default-cell-style-name="Default"/>
        <table:table-column table:style-name="co2" table:number-columns-repeated="1023" table:default-cell-style-name="Default"/>
        <table:table-row table:style-name="ro1">
          <table:table-cell table:style-name="ce13" office:value-type="string" calcext:value-type="string">
            <text:p>Убедиться, что данные попадают в нужную очередь (для каждой базы своя очередь для живых нотификаций )</text:p>
          </table:table-cell>
          <table:table-cell table:style-name="ce13" table:number-columns-repeated="3"/>
          <table:table-cell table:number-columns-repeated="1020"/>
        </table:table-row>
        <table:table-row table:style-name="ro1">
          <table:table-cell table:style-name="ce62" table:number-columns-repeated="3"/>
          <table:table-cell table:style-name="ce102"/>
          <table:table-cell table:number-columns-repeated="1020"/>
        </table:table-row>
        <table:table-row table:style-name="ro1">
          <table:table-cell table:style-name="ce100" office:value-type="string" calcext:value-type="string">
            <text:p>Amazon ASIN</text:p>
          </table:table-cell>
          <table:table-cell table:style-name="ce38" office:value-type="string" calcext:value-type="string">
            <text:p>База 1</text:p>
          </table:table-cell>
          <table:table-cell table:style-name="ce38" office:value-type="string" calcext:value-type="string">
            <text:p>База 2</text:p>
          </table:table-cell>
          <table:table-cell table:style-name="ce38" office:value-type="string" calcext:value-type="string">
            <text:p>Master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Cоздание вебшопа <text:s/>Amazon ASIN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AMAZON CHECK кнопка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Fill dashboard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Cron scraper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Cron Poduct list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Cron Tags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Живые нотификации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Пуш нотификация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Правило 50% при общем проходе (Scraper)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Update domain data - Конкуренты которые являются матчами <text:s/>мягко удаляются <text:s/>если они <text:s/>были получены со статусом “Empty” или “not found”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Update data - <text:s/>Конкуренты которые являются матчами <text:s/>мягко удаляются <text:s/>если они <text:s/>были получены со статусом “Empty” или “not found”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Матч с му конкурентом разрывается, если добавляется матч с того же домена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Scraper проход - <text:s/>конкуренты мягко удаляются если получили статус “Empty” или “not found”. Конкуренты которые не являются матчами, мягко удаляются если их не получилось спарсить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Product List проход -  конкуренты которые являются матчами мягко удаляются если они были получены с статусом “Empty” или “not found”.</text:p>
            <text:p>Удаление происходит после завершения прохода карт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2" table:number-columns-repeated="4"/>
          <table:table-cell table:number-columns-repeated="1020"/>
        </table:table-row>
        <table:table-row table:style-name="ro1">
          <table:table-cell table:style-name="ce100" office:value-type="string" calcext:value-type="string">
            <text:p>Amazon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Cоздание вебшопа <text:s/>Amazon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Fill dashboard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Cron scraper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Cron Poduct list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Cron Tags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Живые нотификации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Пуш нотификация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Правило 50% при общем проходе (Scraper) 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Update domain data - Конкуренты которые являются матчами <text:s/>мягко удаляются <text:s/>если они <text:s/>были получены со статусом “Empty” или “not found”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Update data - <text:s/>Конкуренты которые являются матчами <text:s/>мягко удаляются <text:s/>если они <text:s/>были получены со статусом “Empty” или “not found”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Матч с му конкурентом разрывается, если добавляется матч с того же домена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Scraper проход - <text:s/>конкуренты мягко удаляются если получили статус “Empty” или “not found”. Конкуренты которые не являются матчами, мягко удаляются если их не получилось спарсить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90" office:value-type="string" calcext:value-type="string">
            <text:p>Product List проход -  конкуренты которые являются матчами мягко удаляются если они были получены с статусом “Empty” или “not found”.</text:p>
            <text:p>Удаление происходит после завершения прохода карт.</text:p>
          </table:table-cell>
          <table:table-cell table:number-columns-repeated="2" table:style-name="ce27" office:value-type="string" calcext:value-type="string">
            <text:p>passed</text:p>
          </table:table-cell>
          <table:table-cell table:style-name="ce38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-apple-system" svg:font-family="-apple-system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space" svg:font-family="Monospac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1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ccounts" style:display-name="PageStyle_Accou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oogle_20_sitemaps" style:display-name="PageStyle_Google sitemap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feeds" style:display-name="PageStyle_Datafee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export_26_page" style:display-name="PageStyle_Product export&amp;p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_20__20_Domain_20_Summary_20_" style:display-name="PageStyle_Dashboard  Domain Summary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list_20_" style:display-name="PageStyle_Product list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екомендації_20_" style:display-name="PageStyle_Рекомендації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Стратегії_20_" style:display-name="PageStyle_Стратегії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ynamic_20_tags_20_" style:display-name="PageStyle_Dynamic tags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tus_20_report_20_" style:display-name="PageStyle_Status report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Динамічні_20_черги" style:display-name="PageStyle_Динамічні чер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leted_20_matches" style:display-name="PageStyle_Deleted match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n_20_Jobs" style:display-name="PageStyle_Cron Job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Адмін_20_сторінки_20_" style:display-name="PageStyle_Адмін сторінки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etitor_20_statistics" style:display-name="PageStyle_Competitor statisti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temaps_20_and_20_webshops" style:display-name="PageStyle_Sitemaps and webshop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ytical_20_path_20_" style:display-name="PageStyle_Crytical path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mazon_20_" style:display-name="PageStyle_Amazon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30T19:43:42.027000000</dc:date>
    <meta:editing-duration>PT41S</meta:editing-duration>
    <meta:editing-cycles>1</meta:editing-cycles>
    <meta:document-statistic meta:table-count="19" meta:cell-count="2385" meta:object-count="0"/>
    <meta:generator>LibreOffice/7.3.3.2$Windows_X86_64 LibreOffice_project/d1d0ea68f081ee2800a922cac8f79445e4603348</meta:generator>
  </office:meta>
</office:document-meta>
</file>